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d002" officeooo:paragraph-rsid="0006d002" style:font-size-asian="16pt" style:font-size-complex="16pt"/>
    </style:style>
    <style:style style:name="P2" style:family="paragraph" style:parent-style-name="Standard">
      <style:text-properties fo:font-size="16pt" officeooo:rsid="0006d002" officeooo:paragraph-rsid="00c227ea" style:font-size-asian="16pt" style:font-size-complex="16pt"/>
    </style:style>
    <style:style style:name="P3" style:family="paragraph" style:parent-style-name="Standard">
      <style:text-properties fo:font-size="16pt" officeooo:rsid="0006d002" officeooo:paragraph-rsid="00537cbd" style:font-size-asian="16pt" style:font-size-complex="16pt"/>
    </style:style>
    <style:style style:name="P4" style:family="paragraph" style:parent-style-name="Standard">
      <style:text-properties fo:font-size="16pt" officeooo:rsid="0006d002" officeooo:paragraph-rsid="00adbc75" style:font-size-asian="16pt" style:font-size-complex="16pt"/>
    </style:style>
    <style:style style:name="P5" style:family="paragraph" style:parent-style-name="Standard">
      <style:text-properties fo:font-size="16pt" officeooo:rsid="0006d002" officeooo:paragraph-rsid="050ff05c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4a76ef" officeooo:paragraph-rsid="004a76ef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4d6d65" officeooo:paragraph-rsid="004d6d65" style:font-size-asian="16pt" style:font-size-complex="16pt"/>
    </style:style>
    <style:style style:name="P8" style:family="paragraph" style:parent-style-name="Standard">
      <style:text-properties fo:font-size="16pt" officeooo:rsid="0051c912" officeooo:paragraph-rsid="0051c912" style:font-size-asian="16pt" style:font-size-complex="16pt"/>
    </style:style>
    <style:style style:name="P9" style:family="paragraph" style:parent-style-name="Standard">
      <style:text-properties fo:font-size="16pt" officeooo:rsid="00537cbd" officeooo:paragraph-rsid="00537cbd" style:font-size-asian="16pt" style:font-size-complex="16pt"/>
    </style:style>
    <style:style style:name="P10" style:family="paragraph" style:parent-style-name="Standard">
      <style:text-properties fo:font-size="16pt" officeooo:rsid="00537cbd" officeooo:paragraph-rsid="05364ad7" style:font-size-asian="16pt" style:font-size-complex="16pt"/>
    </style:style>
    <style:style style:name="P11" style:family="paragraph" style:parent-style-name="Standard">
      <style:text-properties fo:font-size="16pt" officeooo:rsid="00547ffc" officeooo:paragraph-rsid="00547ffc" style:font-size-asian="16pt" style:font-size-complex="16pt"/>
    </style:style>
    <style:style style:name="P12" style:family="paragraph" style:parent-style-name="Standard">
      <style:text-properties fo:font-size="16pt" officeooo:rsid="00718378" officeooo:paragraph-rsid="00718378" style:font-size-asian="16pt" style:font-size-complex="16pt"/>
    </style:style>
    <style:style style:name="P13" style:family="paragraph" style:parent-style-name="Standard">
      <style:text-properties fo:font-size="16pt" officeooo:rsid="00735d09" officeooo:paragraph-rsid="00735d09" style:font-size-asian="16pt" style:font-size-complex="16pt"/>
    </style:style>
    <style:style style:name="P14" style:family="paragraph" style:parent-style-name="Standard">
      <style:text-properties fo:font-size="16pt" officeooo:rsid="0073db3b" officeooo:paragraph-rsid="0073db3b" style:font-size-asian="16pt" style:font-size-complex="16pt"/>
    </style:style>
    <style:style style:name="P15" style:family="paragraph" style:parent-style-name="Standard">
      <style:text-properties fo:font-size="16pt" officeooo:rsid="0082e2c6" officeooo:paragraph-rsid="0082e2c6" style:font-size-asian="16pt" style:font-size-complex="16pt"/>
    </style:style>
    <style:style style:name="P16" style:family="paragraph" style:parent-style-name="Standard">
      <style:text-properties fo:font-size="16pt" officeooo:rsid="00a5f6e0" officeooo:paragraph-rsid="00a5f6e0" style:font-size-asian="16pt" style:font-size-complex="16pt"/>
    </style:style>
    <style:style style:name="P17" style:family="paragraph" style:parent-style-name="Standard">
      <style:text-properties fo:font-size="16pt" officeooo:rsid="00ab72be" officeooo:paragraph-rsid="00ab72be" style:font-size-asian="16pt" style:font-size-complex="16pt"/>
    </style:style>
    <style:style style:name="P18" style:family="paragraph" style:parent-style-name="Standard">
      <style:text-properties fo:font-size="16pt" officeooo:rsid="00b10858" officeooo:paragraph-rsid="00b10858" style:font-size-asian="16pt" style:font-size-complex="16pt"/>
    </style:style>
    <style:style style:name="P19" style:family="paragraph" style:parent-style-name="Standard">
      <style:text-properties fo:font-size="16pt" officeooo:rsid="025d1b06" officeooo:paragraph-rsid="025d1b06" style:font-size-asian="16pt" style:font-size-complex="16pt"/>
    </style:style>
    <style:style style:name="P20" style:family="paragraph" style:parent-style-name="Standard">
      <style:text-properties fo:font-size="16pt" officeooo:rsid="025e5047" officeooo:paragraph-rsid="025e5047" style:font-size-asian="16pt" style:font-size-complex="16pt"/>
    </style:style>
    <style:style style:name="P21" style:family="paragraph" style:parent-style-name="Standard">
      <style:text-properties fo:font-size="16pt" officeooo:rsid="02613025" officeooo:paragraph-rsid="02613025" style:font-size-asian="16pt" style:font-size-complex="16pt"/>
    </style:style>
    <style:style style:name="P22" style:family="paragraph" style:parent-style-name="Standard">
      <style:text-properties fo:font-size="16pt" officeooo:rsid="0269bba5" officeooo:paragraph-rsid="0269bba5" style:font-size-asian="16pt" style:font-size-complex="16pt"/>
    </style:style>
    <style:style style:name="P23" style:family="paragraph" style:parent-style-name="Standard">
      <style:text-properties fo:font-size="16pt" officeooo:rsid="026df9cf" officeooo:paragraph-rsid="026df9cf" style:font-size-asian="16pt" style:font-size-complex="16pt"/>
    </style:style>
    <style:style style:name="P24" style:family="paragraph" style:parent-style-name="Standard">
      <style:text-properties fo:font-size="16pt" officeooo:rsid="04b47b57" officeooo:paragraph-rsid="04b47b57" style:font-size-asian="16pt" style:font-size-complex="16pt"/>
    </style:style>
    <style:style style:name="P25" style:family="paragraph" style:parent-style-name="Standard">
      <style:text-properties fo:font-size="16pt" officeooo:rsid="04ccb98d" officeooo:paragraph-rsid="04ccb98d" style:font-size-asian="16pt" style:font-size-complex="16pt"/>
    </style:style>
    <style:style style:name="P26" style:family="paragraph" style:parent-style-name="Standard">
      <style:text-properties fo:font-size="16pt" officeooo:rsid="04cd06ab" officeooo:paragraph-rsid="04cd06ab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4d01f88" officeooo:paragraph-rsid="04d01f88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4d5069a" officeooo:paragraph-rsid="04d5069a" style:font-size-asian="16pt" style:font-size-complex="16pt"/>
    </style:style>
    <style:style style:name="P29" style:family="paragraph" style:parent-style-name="Standard">
      <style:text-properties fo:font-size="16pt" officeooo:rsid="04e40086" officeooo:paragraph-rsid="05364ad7" style:font-size-asian="16pt" style:font-size-complex="16pt"/>
    </style:style>
    <style:style style:name="P30" style:family="paragraph" style:parent-style-name="Standard">
      <style:text-properties fo:font-size="16pt" officeooo:rsid="04e5eb87" officeooo:paragraph-rsid="04e5eb87" style:font-size-asian="16pt" style:font-size-complex="16pt"/>
    </style:style>
    <style:style style:name="P31" style:family="paragraph" style:parent-style-name="Standard">
      <style:text-properties fo:font-size="16pt" officeooo:rsid="04e92f75" officeooo:paragraph-rsid="05364ad7" style:font-size-asian="16pt" style:font-size-complex="16pt"/>
    </style:style>
    <style:style style:name="P32" style:family="paragraph" style:parent-style-name="Standard">
      <style:text-properties fo:font-size="16pt" officeooo:rsid="04eaa4c6" officeooo:paragraph-rsid="05364ad7" style:font-size-asian="16pt" style:font-size-complex="16pt"/>
    </style:style>
    <style:style style:name="P33" style:family="paragraph" style:parent-style-name="Standard">
      <style:text-properties fo:font-size="16pt" officeooo:rsid="04f00658" officeooo:paragraph-rsid="04f00658" style:font-size-asian="16pt" style:font-size-complex="16pt"/>
    </style:style>
    <style:style style:name="P34" style:family="paragraph" style:parent-style-name="Standard">
      <style:text-properties fo:font-size="16pt" officeooo:rsid="04fc7418" officeooo:paragraph-rsid="04fc7418" style:font-size-asian="16pt" style:font-size-complex="16pt"/>
    </style:style>
    <style:style style:name="P35" style:family="paragraph" style:parent-style-name="Standard">
      <style:text-properties fo:font-size="16pt" officeooo:rsid="04fd63b3" officeooo:paragraph-rsid="04fd63b3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officeooo:rsid="050cd2f0" officeooo:paragraph-rsid="050cd2f0" style:font-size-asian="16pt" style:font-size-complex="16pt"/>
    </style:style>
    <style:style style:name="P37" style:family="paragraph" style:parent-style-name="Standard">
      <style:text-properties fo:font-size="16pt" officeooo:rsid="050ff05c" officeooo:paragraph-rsid="050ff05c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officeooo:rsid="05169ec3" officeooo:paragraph-rsid="05169ec3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font-size="16pt" officeooo:rsid="05175816" officeooo:paragraph-rsid="05175816" style:font-size-asian="16pt" style:font-size-complex="16pt"/>
    </style:style>
    <style:style style:name="P40" style:family="paragraph" style:parent-style-name="Standard">
      <style:text-properties fo:font-size="16pt" fo:language="ru" fo:country="RU" officeooo:rsid="00537cbd" officeooo:paragraph-rsid="00537cbd" style:font-size-asian="16pt" style:font-size-complex="16pt"/>
    </style:style>
    <style:style style:name="P41" style:family="paragraph" style:parent-style-name="Standard">
      <style:text-properties fo:font-size="16pt" fo:language="ru" fo:country="RU" officeooo:rsid="0006d002" officeooo:paragraph-rsid="0006d002" style:font-size-asian="16pt" style:font-size-complex="16pt"/>
    </style:style>
    <style:style style:name="P42" style:family="paragraph" style:parent-style-name="Standard">
      <style:text-properties fo:font-size="16pt" fo:language="ru" fo:country="RU" officeooo:rsid="0006d002" officeooo:paragraph-rsid="00bc824f" style:font-size-asian="16pt" style:font-size-complex="16pt"/>
    </style:style>
    <style:style style:name="P43" style:family="paragraph" style:parent-style-name="Standard">
      <style:text-properties fo:font-size="16pt" fo:language="ru" fo:country="RU" officeooo:rsid="0006d002" officeooo:paragraph-rsid="012b3714" style:font-size-asian="16pt" style:font-size-complex="16pt"/>
    </style:style>
    <style:style style:name="P44" style:family="paragraph" style:parent-style-name="Standard">
      <style:text-properties fo:font-size="16pt" fo:language="ru" fo:country="RU" officeooo:rsid="0006d002" officeooo:paragraph-rsid="012dc334" style:font-size-asian="16pt" style:font-size-complex="16pt"/>
    </style:style>
    <style:style style:name="P45" style:family="paragraph" style:parent-style-name="Standard">
      <style:text-properties fo:font-size="16pt" fo:language="ru" fo:country="RU" officeooo:rsid="0006d002" officeooo:paragraph-rsid="04686c8d" style:font-size-asian="16pt" style:font-size-complex="16pt"/>
    </style:style>
    <style:style style:name="P46" style:family="paragraph" style:parent-style-name="Standard">
      <style:text-properties fo:font-size="16pt" fo:language="ru" fo:country="RU" officeooo:rsid="0006d002" officeooo:paragraph-rsid="0481cf5e" style:font-size-asian="16pt" style:font-size-complex="16pt"/>
    </style:style>
    <style:style style:name="P47" style:family="paragraph" style:parent-style-name="Standard">
      <style:text-properties fo:font-size="16pt" fo:language="ru" fo:country="RU" officeooo:rsid="0006d002" officeooo:paragraph-rsid="04f52aad" style:font-size-asian="16pt" style:font-size-complex="16pt"/>
    </style:style>
    <style:style style:name="P48" style:family="paragraph" style:parent-style-name="Standard">
      <style:text-properties fo:font-size="16pt" fo:language="ru" fo:country="RU" officeooo:rsid="0006d002" officeooo:paragraph-rsid="00c227ea" style:font-size-asian="16pt" style:font-size-complex="16pt"/>
    </style:style>
    <style:style style:name="P49" style:family="paragraph" style:parent-style-name="Standard">
      <style:text-properties fo:font-size="16pt" fo:language="ru" fo:country="RU" officeooo:rsid="0006d002" officeooo:paragraph-rsid="05033acb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font-size="16pt" fo:language="ru" fo:country="RU" officeooo:rsid="0006d002" officeooo:paragraph-rsid="0512a64e" style:font-size-asian="16pt" style:font-size-complex="16pt"/>
    </style:style>
    <style:style style:name="P51" style:family="paragraph" style:parent-style-name="Standard">
      <style:text-properties fo:font-size="16pt" fo:language="ru" fo:country="RU" officeooo:rsid="0006d002" officeooo:paragraph-rsid="0512a64e" style:font-size-asian="16pt" style:font-size-complex="16pt"/>
    </style:style>
    <style:style style:name="P52" style:family="paragraph" style:parent-style-name="Standard">
      <style:text-properties fo:font-size="16pt" fo:language="ru" fo:country="RU" officeooo:rsid="0006d002" officeooo:paragraph-rsid="0526c378" style:font-size-asian="16pt" style:font-size-complex="16pt"/>
    </style:style>
    <style:style style:name="P53" style:family="paragraph" style:parent-style-name="Standard">
      <style:text-properties fo:font-size="16pt" fo:language="ru" fo:country="RU" officeooo:rsid="009c2008" officeooo:paragraph-rsid="009c2008" style:font-size-asian="16pt" style:font-size-complex="16pt"/>
    </style:style>
    <style:style style:name="P54" style:family="paragraph" style:parent-style-name="Standard">
      <style:text-properties fo:font-size="16pt" fo:language="ru" fo:country="RU" officeooo:rsid="04b47b57" officeooo:paragraph-rsid="04b47b57" style:font-size-asian="16pt" style:font-size-complex="16pt"/>
    </style:style>
    <style:style style:name="P55" style:family="paragraph" style:parent-style-name="Standard">
      <style:text-properties fo:font-size="16pt" fo:language="ru" fo:country="RU" officeooo:rsid="04f23eba" officeooo:paragraph-rsid="04f23eba" style:font-size-asian="16pt" style:font-size-complex="16pt"/>
    </style:style>
    <style:style style:name="P56" style:family="paragraph" style:parent-style-name="Standard">
      <style:text-properties fo:font-size="16pt" fo:language="ru" fo:country="RU" officeooo:rsid="00bd8a30" officeooo:paragraph-rsid="00c227ea" style:font-size-asian="16pt" style:font-size-complex="16pt"/>
    </style:style>
    <style:style style:name="P57" style:family="paragraph" style:parent-style-name="Standard">
      <style:text-properties fo:font-size="16pt" fo:language="ru" fo:country="RU" officeooo:rsid="0514e40c" officeooo:paragraph-rsid="0514e40c" style:font-size-asian="16pt" style:font-size-complex="16pt"/>
    </style:style>
    <style:style style:name="P58" style:family="paragraph" style:parent-style-name="Standard">
      <style:text-properties fo:font-size="16pt" fo:language="ru" fo:country="RU" officeooo:rsid="0514fc2f" officeooo:paragraph-rsid="0514fc2f" style:font-size-asian="16pt" style:font-size-complex="16pt"/>
    </style:style>
    <style:style style:name="P59" style:family="paragraph" style:parent-style-name="Standard">
      <style:text-properties fo:font-size="16pt" fo:language="ru" fo:country="RU" officeooo:rsid="006c2078" officeooo:paragraph-rsid="007680a3" style:font-size-asian="16pt" style:font-size-complex="16pt"/>
    </style:style>
    <style:style style:name="P60" style:family="paragraph" style:parent-style-name="Standard">
      <style:text-properties fo:font-size="16pt" fo:language="ru" fo:country="RU" officeooo:paragraph-rsid="00e858ca" style:font-size-asian="16pt" style:font-size-complex="16pt"/>
    </style:style>
    <style:style style:name="P61" style:family="paragraph" style:parent-style-name="Standard">
      <style:text-properties fo:font-size="16pt" fo:language="ru" fo:country="RU" officeooo:rsid="0532f28d" officeooo:paragraph-rsid="0532f28d" style:font-size-asian="16pt" style:font-size-complex="16pt"/>
    </style:style>
    <style:style style:name="P62" style:family="paragraph" style:parent-style-name="Standard">
      <style:text-properties fo:font-size="16pt" fo:font-weight="bold" officeooo:rsid="006c2078" officeooo:paragraph-rsid="006d0568" style:font-size-asian="16pt" style:font-weight-asian="bold" style:font-size-complex="16pt" style:font-weight-complex="bold"/>
    </style:style>
    <style:style style:name="P63" style:family="paragraph" style:parent-style-name="Standard">
      <style:text-properties fo:language="ru" fo:country="RU"/>
    </style:style>
    <style:style style:name="P64" style:family="paragraph" style:parent-style-name="Standard">
      <style:text-properties fo:language="ru" fo:country="RU" officeooo:paragraph-rsid="00537cbd"/>
    </style:style>
    <style:style style:name="P65" style:family="paragraph" style:parent-style-name="Standard">
      <style:text-properties fo:language="ru" fo:country="RU" officeooo:paragraph-rsid="007f6f94"/>
    </style:style>
    <style:style style:name="P66" style:family="paragraph" style:parent-style-name="Standard">
      <style:text-properties officeooo:paragraph-rsid="00537cbd"/>
    </style:style>
    <style:style style:name="P67" style:family="paragraph" style:parent-style-name="Standard">
      <style:text-properties officeooo:paragraph-rsid="0006d002"/>
    </style:style>
    <style:style style:name="P68" style:family="paragraph" style:parent-style-name="Standard">
      <style:text-properties officeooo:paragraph-rsid="007d7950"/>
    </style:style>
    <style:style style:name="P69" style:family="paragraph" style:parent-style-name="Standard">
      <style:text-properties officeooo:paragraph-rsid="0083eaab"/>
    </style:style>
    <style:style style:name="P70" style:family="paragraph" style:parent-style-name="Standard">
      <style:text-properties officeooo:paragraph-rsid="008463ce"/>
    </style:style>
    <style:style style:name="P71" style:family="paragraph" style:parent-style-name="Standard">
      <style:text-properties officeooo:paragraph-rsid="00914c8c"/>
    </style:style>
    <style:style style:name="P72" style:family="paragraph" style:parent-style-name="Standard">
      <style:text-properties officeooo:paragraph-rsid="009f0dc5"/>
    </style:style>
    <style:style style:name="P73" style:family="paragraph" style:parent-style-name="Standard">
      <style:text-properties officeooo:paragraph-rsid="00a24bf9"/>
    </style:style>
    <style:style style:name="P74" style:family="paragraph" style:parent-style-name="Standard">
      <style:text-properties officeooo:paragraph-rsid="00ad5805"/>
    </style:style>
    <style:style style:name="P75" style:family="paragraph" style:parent-style-name="Standard">
      <style:text-properties officeooo:paragraph-rsid="00adbc75"/>
    </style:style>
    <style:style style:name="P76" style:family="paragraph" style:parent-style-name="Standard">
      <style:text-properties officeooo:paragraph-rsid="00b4ef5d"/>
    </style:style>
    <style:style style:name="P77" style:family="paragraph" style:parent-style-name="Standard">
      <style:text-properties officeooo:paragraph-rsid="00b8b080"/>
    </style:style>
    <style:style style:name="P78" style:family="paragraph" style:parent-style-name="Standard">
      <style:text-properties officeooo:paragraph-rsid="010f9249"/>
    </style:style>
    <style:style style:name="P79" style:family="paragraph" style:parent-style-name="Standard">
      <style:text-properties officeooo:paragraph-rsid="01172b13"/>
    </style:style>
    <style:style style:name="P80" style:family="paragraph" style:parent-style-name="Standard">
      <style:text-properties officeooo:paragraph-rsid="011a2a08"/>
    </style:style>
    <style:style style:name="P81" style:family="paragraph" style:parent-style-name="Standard">
      <style:text-properties officeooo:paragraph-rsid="011db66a"/>
    </style:style>
    <style:style style:name="P82" style:family="paragraph" style:parent-style-name="Standard">
      <style:text-properties officeooo:paragraph-rsid="0120d439"/>
    </style:style>
    <style:style style:name="P83" style:family="paragraph" style:parent-style-name="Standard">
      <style:text-properties officeooo:paragraph-rsid="01223360"/>
    </style:style>
    <style:style style:name="P84" style:family="paragraph" style:parent-style-name="Standard">
      <style:text-properties officeooo:paragraph-rsid="012a3b86"/>
    </style:style>
    <style:style style:name="P85" style:family="paragraph" style:parent-style-name="Standard">
      <style:text-properties officeooo:paragraph-rsid="042ec43c"/>
    </style:style>
    <style:style style:name="P86" style:family="paragraph" style:parent-style-name="Standard">
      <style:text-properties officeooo:paragraph-rsid="0430a8fc"/>
    </style:style>
    <style:style style:name="P87" style:family="paragraph" style:parent-style-name="Standard">
      <style:text-properties officeooo:paragraph-rsid="046946a8"/>
    </style:style>
    <style:style style:name="P88" style:family="paragraph" style:parent-style-name="Standard">
      <style:text-properties officeooo:paragraph-rsid="047b8837"/>
    </style:style>
    <style:style style:name="P89" style:family="paragraph" style:parent-style-name="Standard">
      <style:text-properties officeooo:paragraph-rsid="0481cf5e"/>
    </style:style>
    <style:style style:name="P90" style:family="paragraph" style:parent-style-name="Standard">
      <style:text-properties officeooo:paragraph-rsid="04825d98"/>
    </style:style>
    <style:style style:name="P91" style:family="paragraph" style:parent-style-name="Standard">
      <style:text-properties officeooo:paragraph-rsid="04863199"/>
    </style:style>
    <style:style style:name="P92" style:family="paragraph" style:parent-style-name="Standard">
      <style:text-properties officeooo:paragraph-rsid="0489d8bb"/>
    </style:style>
    <style:style style:name="P93" style:family="paragraph" style:parent-style-name="Standard">
      <style:text-properties officeooo:paragraph-rsid="0490debe"/>
    </style:style>
    <style:style style:name="P94" style:family="paragraph" style:parent-style-name="Standard">
      <style:text-properties officeooo:paragraph-rsid="049749ec"/>
    </style:style>
    <style:style style:name="P95" style:family="paragraph" style:parent-style-name="Standard">
      <style:text-properties officeooo:paragraph-rsid="049daa57"/>
    </style:style>
    <style:style style:name="P96" style:family="paragraph" style:parent-style-name="Standard">
      <style:text-properties officeooo:paragraph-rsid="04a148c5"/>
    </style:style>
    <style:style style:name="P97" style:family="paragraph" style:parent-style-name="Standard">
      <style:text-properties officeooo:paragraph-rsid="04a4456f"/>
    </style:style>
    <style:style style:name="P98" style:family="paragraph" style:parent-style-name="Standard">
      <style:text-properties officeooo:paragraph-rsid="04a81c78"/>
    </style:style>
    <style:style style:name="P99" style:family="paragraph" style:parent-style-name="Standard">
      <style:text-properties officeooo:paragraph-rsid="04a9bcbe"/>
    </style:style>
    <style:style style:name="P100" style:family="paragraph" style:parent-style-name="Standard">
      <style:text-properties officeooo:paragraph-rsid="04b47b57"/>
    </style:style>
    <style:style style:name="P101" style:family="paragraph" style:parent-style-name="Standard">
      <style:text-properties officeooo:paragraph-rsid="04bbbb5f"/>
    </style:style>
    <style:style style:name="P102" style:family="paragraph" style:parent-style-name="Standard">
      <style:paragraph-properties fo:text-align="center" style:justify-single-word="false"/>
      <style:text-properties fo:font-size="20pt" fo:font-weight="bold" officeooo:paragraph-rsid="006c2078" fo:background-color="#ff0000" style:font-size-asian="20pt" style:font-weight-asian="bold" style:font-size-complex="20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size="20pt" fo:font-weight="bold" officeooo:paragraph-rsid="006d0568" style:font-size-asian="20pt" style:font-weight-asian="bold" style:font-size-complex="20pt" style:font-weight-complex="bold"/>
    </style:style>
    <style:style style:name="P104" style:family="paragraph" style:parent-style-name="Standard">
      <style:text-properties fo:font-size="20pt" fo:font-style="italic" style:text-underline-style="none" officeooo:rsid="00b4ef5d" officeooo:paragraph-rsid="00b4ef5d" style:font-size-asian="20pt" style:font-style-asian="italic" style:font-size-complex="20pt" style:font-style-complex="italic"/>
    </style:style>
    <style:style style:name="P105" style:family="paragraph" style:parent-style-name="Standard">
      <style:text-properties officeooo:paragraph-rsid="04e5eb87"/>
    </style:style>
    <style:style style:name="P106" style:family="paragraph" style:parent-style-name="Standard">
      <style:text-properties officeooo:paragraph-rsid="050b0cf7"/>
    </style:style>
    <style:style style:name="P107" style:family="paragraph" style:parent-style-name="Standard">
      <style:text-properties officeooo:paragraph-rsid="050e0f6b"/>
    </style:style>
    <style:style style:name="P108" style:family="paragraph" style:parent-style-name="Standard">
      <style:text-properties officeooo:paragraph-rsid="050ff05c"/>
    </style:style>
    <style:style style:name="P109" style:family="paragraph" style:parent-style-name="Standard">
      <style:paragraph-properties fo:text-align="start" style:justify-single-word="false"/>
      <style:text-properties style:text-line-through-style="solid" style:text-line-through-type="single" fo:font-size="16pt" officeooo:rsid="05175816" officeooo:paragraph-rsid="05175816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style:text-line-through-style="none" style:text-line-through-type="none" fo:font-size="16pt" officeooo:rsid="05175816" officeooo:paragraph-rsid="05175816" style:font-size-asian="16pt" style:font-size-complex="16pt"/>
    </style:style>
    <style:style style:name="P111" style:family="paragraph" style:parent-style-name="Standard">
      <style:text-properties officeooo:paragraph-rsid="051e3436"/>
    </style:style>
    <style:style style:name="P112" style:family="paragraph" style:parent-style-name="Standard">
      <style:text-properties officeooo:paragraph-rsid="0528c66c"/>
    </style:style>
    <style:style style:name="P113" style:family="paragraph" style:parent-style-name="Heading_20_1">
      <style:text-properties fo:font-size="16pt" officeooo:rsid="0006d002" officeooo:paragraph-rsid="0006d002" style:font-size-asian="16pt" style:font-size-complex="16pt"/>
    </style:style>
    <style:style style:name="P114" style:family="paragraph" style:parent-style-name="Heading_20_1">
      <style:paragraph-properties fo:text-align="center" style:justify-single-word="false"/>
      <style:text-properties fo:font-size="16pt" officeooo:rsid="0006d002" officeooo:paragraph-rsid="0006d002" style:font-size-asian="16pt" style:font-size-complex="16pt"/>
    </style:style>
    <style:style style:name="P115" style:family="paragraph" style:parent-style-name="Heading_20_1">
      <style:text-properties fo:font-size="16pt" fo:language="ru" fo:country="RU" officeooo:rsid="0006d002" officeooo:paragraph-rsid="0006d002" style:font-size-asian="16pt" style:font-size-complex="16pt"/>
    </style:style>
    <style:style style:name="P116" style:family="paragraph" style:parent-style-name="Heading_20_1">
      <style:paragraph-properties fo:text-align="center" style:justify-single-word="false"/>
      <style:text-properties fo:font-size="16pt" fo:language="ru" fo:country="RU" officeooo:rsid="0006d002" officeooo:paragraph-rsid="0006d002" style:font-size-asian="16pt" style:font-size-complex="16pt"/>
    </style:style>
    <style:style style:name="P117" style:family="paragraph" style:parent-style-name="Heading_20_1">
      <style:text-properties fo:font-size="16pt" fo:language="ru" fo:country="RU" officeooo:rsid="0006d002" officeooo:paragraph-rsid="0512a64e" style:font-size-asian="16pt" style:font-size-complex="16pt"/>
    </style:style>
    <style:style style:name="P118" style:family="paragraph" style:parent-style-name="Heading_20_1">
      <style:paragraph-properties fo:text-align="center" style:justify-single-word="false"/>
      <style:text-properties fo:font-size="20pt" officeooo:rsid="0006d002" officeooo:paragraph-rsid="0006d002" style:font-size-asian="20pt" style:font-size-complex="20pt"/>
    </style:style>
    <style:style style:name="P119" style:family="paragraph" style:parent-style-name="Heading_20_2">
      <style:text-properties fo:font-size="16pt" officeooo:rsid="0006d002" officeooo:paragraph-rsid="0006d002" style:font-size-asian="16pt" style:font-size-complex="16pt"/>
    </style:style>
    <style:style style:name="P120" style:family="paragraph" style:parent-style-name="Heading_20_2">
      <style:paragraph-properties fo:text-align="center" style:justify-single-word="false"/>
      <style:text-properties fo:font-size="16pt" officeooo:rsid="0006d002" officeooo:paragraph-rsid="0006d002" style:font-size-asian="16pt" style:font-size-complex="16pt"/>
    </style:style>
    <style:style style:name="P121" style:family="paragraph" style:parent-style-name="Heading_20_2">
      <style:text-properties fo:font-size="16pt" officeooo:rsid="04b47b57" officeooo:paragraph-rsid="04b47b57" style:font-size-asian="16pt" style:font-size-complex="16pt"/>
    </style:style>
    <style:style style:name="P122" style:family="paragraph" style:parent-style-name="Heading_20_2">
      <style:text-properties fo:font-size="16pt" fo:language="ru" fo:country="RU" officeooo:rsid="0006d002" officeooo:paragraph-rsid="0006d002" style:font-size-asian="16pt" style:font-size-complex="16pt"/>
    </style:style>
    <style:style style:name="P123" style:family="paragraph" style:parent-style-name="Heading_20_2">
      <style:text-properties fo:font-size="16pt" fo:language="ru" fo:country="RU" officeooo:rsid="04516807" officeooo:paragraph-rsid="04516807" style:font-size-asian="16pt" style:font-size-complex="16pt"/>
    </style:style>
    <style:style style:name="P124" style:family="paragraph" style:parent-style-name="Heading_20_2">
      <style:text-properties fo:font-size="16pt" fo:language="ru" fo:country="RU" officeooo:rsid="04b47b57" officeooo:paragraph-rsid="04b47b57" style:font-size-asian="16pt" style:font-size-complex="16pt"/>
    </style:style>
    <style:style style:name="P125" style:family="paragraph" style:parent-style-name="Heading_20_2">
      <style:paragraph-properties fo:text-align="center" style:justify-single-word="false"/>
      <style:text-properties fo:color="#c9211e" fo:font-size="16pt" fo:language="ru" fo:country="RU" officeooo:rsid="0006d002" officeooo:paragraph-rsid="0006d002" style:font-size-asian="16pt" style:font-size-complex="16pt"/>
    </style:style>
    <style:style style:name="P126" style:family="paragraph" style:parent-style-name="Heading_20_2">
      <style:text-properties officeooo:paragraph-rsid="052b6aa5"/>
    </style:style>
    <style:style style:name="P127" style:family="paragraph" style:parent-style-name="Heading_20_3">
      <style:text-properties fo:font-size="16pt" officeooo:rsid="0006d002" officeooo:paragraph-rsid="0006d002" style:font-size-asian="16pt" style:font-size-complex="16pt"/>
    </style:style>
    <style:style style:name="P128" style:family="paragraph" style:parent-style-name="Heading_20_3">
      <style:paragraph-properties fo:text-align="start" style:justify-single-word="false"/>
      <style:text-properties fo:font-size="16pt" officeooo:rsid="00537cbd" officeooo:paragraph-rsid="05364ad7" style:font-size-asian="16pt" style:font-size-complex="16pt"/>
    </style:style>
    <style:style style:name="P129" style:family="paragraph" style:parent-style-name="Heading_20_3">
      <style:text-properties fo:font-size="16pt" fo:language="ru" fo:country="RU" officeooo:rsid="0006d002" officeooo:paragraph-rsid="0006d002" style:font-size-asian="16pt" style:font-size-complex="16pt"/>
    </style:style>
    <style:style style:name="P130" style:family="paragraph" style:parent-style-name="Heading_20_3">
      <style:text-properties fo:font-size="16pt" fo:language="ru" fo:country="RU" officeooo:rsid="04516807" officeooo:paragraph-rsid="04516807" style:font-size-asian="16pt" style:font-size-complex="16pt"/>
    </style:style>
    <style:style style:name="P131" style:family="paragraph" style:parent-style-name="Heading_20_3">
      <style:text-properties fo:font-size="16pt" fo:language="ru" fo:country="RU" officeooo:rsid="04b47b57" officeooo:paragraph-rsid="04b47b57" style:font-size-asian="16pt" style:font-size-complex="16pt"/>
    </style:style>
    <style:style style:name="P132" style:family="paragraph" style:parent-style-name="Heading_20_3">
      <style:text-properties fo:language="ru" fo:country="RU" officeooo:paragraph-rsid="04c969dd"/>
    </style:style>
    <style:style style:name="P133" style:family="paragraph" style:parent-style-name="Heading_20_3">
      <style:text-properties fo:language="ru" fo:country="RU" officeooo:paragraph-rsid="0527e9db"/>
    </style:style>
    <style:style style:name="P134" style:family="paragraph" style:parent-style-name="Heading_20_4">
      <style:text-properties fo:font-size="16pt" fo:language="ru" fo:country="RU" officeooo:rsid="00537cbd" officeooo:paragraph-rsid="00537cbd" style:font-size-asian="16pt" style:font-size-complex="16pt"/>
    </style:style>
    <style:style style:name="P135" style:family="paragraph" style:parent-style-name="Heading_20_4">
      <style:text-properties fo:font-size="16pt" fo:language="ru" fo:country="RU" officeooo:rsid="0006d002" officeooo:paragraph-rsid="0006d002" style:font-size-asian="16pt" style:font-size-complex="16pt"/>
    </style:style>
    <style:style style:name="P136" style:family="paragraph" style:parent-style-name="Heading_20_4">
      <style:text-properties fo:font-size="16pt" fo:language="ru" fo:country="RU" officeooo:rsid="0006d002" officeooo:paragraph-rsid="012b3714" style:font-size-asian="16pt" style:font-size-complex="16pt"/>
    </style:style>
    <style:style style:name="P137" style:family="paragraph" style:parent-style-name="Heading_20_4">
      <style:text-properties fo:font-size="16pt" fo:language="ru" fo:country="RU" officeooo:rsid="04516807" officeooo:paragraph-rsid="04516807" style:font-size-asian="16pt" style:font-size-complex="16pt"/>
    </style:style>
    <style:style style:name="P138" style:family="paragraph" style:parent-style-name="Heading_20_4">
      <style:text-properties fo:font-size="16pt" officeooo:rsid="0006d002" officeooo:paragraph-rsid="0006d002" style:font-size-asian="16pt" style:font-size-complex="16pt"/>
    </style:style>
    <style:style style:name="P139" style:family="paragraph" style:parent-style-name="Heading_20_4">
      <style:text-properties fo:font-size="16pt" officeooo:rsid="0006d002" officeooo:paragraph-rsid="010e819a" style:font-size-asian="16pt" style:font-size-complex="16pt"/>
    </style:style>
    <style:style style:name="P140" style:family="paragraph" style:parent-style-name="Heading_20_4">
      <style:text-properties fo:font-size="16pt" officeooo:rsid="0006d002" officeooo:paragraph-rsid="0481cf5e" style:font-size-asian="16pt" style:font-size-complex="16pt"/>
    </style:style>
    <style:style style:name="P141" style:family="paragraph" style:parent-style-name="Heading_20_4">
      <style:text-properties fo:font-size="16pt" officeooo:rsid="011a2a08" officeooo:paragraph-rsid="011a2a08" style:font-size-asian="16pt" style:font-size-complex="16pt"/>
    </style:style>
    <style:style style:name="P142" style:family="paragraph" style:parent-style-name="Heading_20_4">
      <style:text-properties officeooo:paragraph-rsid="00b8b080"/>
    </style:style>
    <style:style style:name="P143" style:family="paragraph" style:parent-style-name="Heading_20_4">
      <style:text-properties officeooo:paragraph-rsid="0117e22d"/>
    </style:style>
    <style:style style:name="P144" style:family="paragraph" style:parent-style-name="Heading_20_4">
      <style:text-properties officeooo:paragraph-rsid="011f69a1"/>
    </style:style>
    <style:style style:name="P145" style:family="paragraph" style:parent-style-name="Heading_20_4">
      <style:text-properties officeooo:paragraph-rsid="0123eb0c"/>
    </style:style>
    <style:style style:name="P146" style:family="paragraph" style:parent-style-name="Heading_20_4">
      <style:text-properties fo:language="ru" fo:country="RU" officeooo:paragraph-rsid="0527e9db"/>
    </style:style>
    <style:style style:name="P147" style:family="paragraph" style:parent-style-name="Heading_20_4">
      <style:text-properties fo:language="ru" fo:country="RU" officeooo:paragraph-rsid="0529f5af"/>
    </style:style>
    <style:style style:name="P148" style:family="paragraph" style:parent-style-name="Heading_20_4">
      <style:text-properties officeooo:paragraph-rsid="0128e20d"/>
    </style:style>
    <style:style style:name="P149" style:family="paragraph" style:parent-style-name="Preformatted_20_Text">
      <style:text-properties fo:font-size="16pt" fo:language="ru" fo:country="RU" officeooo:rsid="00537cbd" officeooo:paragraph-rsid="00537cbd" style:font-size-asian="16pt" style:font-size-complex="16pt"/>
    </style:style>
    <style:style style:name="P150" style:family="paragraph" style:parent-style-name="Preformatted_20_Text">
      <style:text-properties fo:font-size="16pt" fo:language="ru" fo:country="RU" officeooo:rsid="0006d002" officeooo:paragraph-rsid="0006d002" style:font-size-asian="16pt" style:font-size-complex="16pt"/>
    </style:style>
    <style:style style:name="P151" style:family="paragraph" style:parent-style-name="Preformatted_20_Text">
      <style:text-properties fo:font-size="16pt" fo:language="ru" fo:country="RU" officeooo:rsid="04516807" officeooo:paragraph-rsid="04516807" style:font-size-asian="16pt" style:font-size-complex="16pt"/>
    </style:style>
    <style:style style:name="P152" style:family="paragraph" style:parent-style-name="Preformatted_20_Text">
      <style:text-properties fo:font-size="16pt" fo:language="ru" fo:country="RU" officeooo:rsid="04b47b57" officeooo:paragraph-rsid="04b47b57" style:font-size-asian="16pt" style:font-size-complex="16pt"/>
    </style:style>
    <style:style style:name="P153" style:family="paragraph" style:parent-style-name="Preformatted_20_Text">
      <style:text-properties fo:font-size="16pt" officeooo:rsid="0006d002" officeooo:paragraph-rsid="0006d002" style:font-size-asian="16pt" style:font-size-complex="16pt"/>
    </style:style>
    <style:style style:name="P154" style:family="paragraph" style:parent-style-name="Preformatted_20_Text">
      <style:text-properties fo:font-size="16pt" officeooo:rsid="0006d002" officeooo:paragraph-rsid="0481cf5e" style:font-size-asian="16pt" style:font-size-complex="16pt"/>
    </style:style>
    <style:style style:name="P155" style:family="paragraph" style:parent-style-name="Preformatted_20_Text">
      <style:text-properties fo:font-size="16pt" officeooo:rsid="04b47b57" officeooo:paragraph-rsid="04b47b57" style:font-size-asian="16pt" style:font-size-complex="16pt"/>
    </style:style>
    <style:style style:name="P156" style:family="paragraph" style:parent-style-name="Preformatted_20_Text">
      <style:text-properties officeooo:paragraph-rsid="00bc824f"/>
    </style:style>
    <style:style style:name="P157" style:family="paragraph" style:parent-style-name="Preformatted_20_Text">
      <style:text-properties officeooo:paragraph-rsid="00e858ca"/>
    </style:style>
    <style:style style:name="P158" style:family="paragraph" style:parent-style-name="Preformatted_20_Text">
      <style:text-properties fo:language="ru" fo:country="RU" officeooo:paragraph-rsid="00e858ca"/>
    </style:style>
    <style:style style:name="P159" style:family="paragraph" style:parent-style-name="Preformatted_20_Text">
      <style:text-properties officeooo:paragraph-rsid="00f042f2"/>
    </style:style>
    <style:style style:name="P160" style:family="paragraph" style:parent-style-name="Preformatted_20_Text">
      <style:paragraph-properties fo:margin-top="0cm" fo:margin-bottom="0.499cm" loext:contextual-spacing="false"/>
    </style:style>
    <style:style style:name="P161" style:family="paragraph" style:parent-style-name="Text_20_body">
      <style:text-properties fo:font-size="16pt" officeooo:rsid="00537cbd" officeooo:paragraph-rsid="00537cbd" style:font-size-asian="16pt" style:font-size-complex="16pt"/>
    </style:style>
    <style:style style:name="P162" style:family="paragraph" style:parent-style-name="Text_20_body">
      <style:paragraph-properties fo:text-align="start" style:justify-single-word="false"/>
      <style:text-properties fo:font-size="16pt" officeooo:rsid="00537cbd" officeooo:paragraph-rsid="05364ad7" style:font-size-asian="16pt" style:font-size-complex="16pt"/>
    </style:style>
    <style:style style:name="P163" style:family="paragraph" style:parent-style-name="Text_20_body">
      <style:text-properties fo:font-size="16pt" officeooo:rsid="00537cbd" officeooo:paragraph-rsid="05364ad7" style:font-size-asian="16pt" style:font-size-complex="16pt"/>
    </style:style>
    <style:style style:name="P164" style:family="paragraph" style:parent-style-name="Text_20_body">
      <style:text-properties fo:font-size="16pt" officeooo:rsid="0006d002" officeooo:paragraph-rsid="0006d002" style:font-size-asian="16pt" style:font-size-complex="16pt"/>
    </style:style>
    <style:style style:name="P165" style:family="paragraph" style:parent-style-name="Text_20_body">
      <style:text-properties fo:font-size="16pt" officeooo:rsid="0006d002" officeooo:paragraph-rsid="00bdfafe" style:font-size-asian="16pt" style:font-size-complex="16pt"/>
    </style:style>
    <style:style style:name="P166" style:family="paragraph" style:parent-style-name="Text_20_body">
      <style:text-properties fo:font-size="16pt" officeooo:rsid="006c2078" officeooo:paragraph-rsid="006e345e" style:font-size-asian="16pt" style:font-size-complex="16pt"/>
    </style:style>
    <style:style style:name="P167" style:family="paragraph" style:parent-style-name="Text_20_body">
      <style:paragraph-properties fo:text-align="start" style:justify-single-word="false"/>
      <style:text-properties fo:font-size="16pt" officeooo:rsid="04eb0350" officeooo:paragraph-rsid="05364ad7" style:font-size-asian="16pt" style:font-size-complex="16pt"/>
    </style:style>
    <style:style style:name="P168" style:family="paragraph" style:parent-style-name="Text_20_body">
      <style:text-properties fo:font-size="16pt" fo:language="ru" fo:country="RU" officeooo:rsid="0006d002" officeooo:paragraph-rsid="0006d002" style:font-size-asian="16pt" style:font-size-complex="16pt"/>
    </style:style>
    <style:style style:name="P169" style:family="paragraph" style:parent-style-name="Text_20_body">
      <style:text-properties fo:font-size="16pt" fo:language="ru" fo:country="RU" officeooo:rsid="0006d002" officeooo:paragraph-rsid="00e858ca" style:font-size-asian="16pt" style:font-size-complex="16pt"/>
    </style:style>
    <style:style style:name="P170" style:family="paragraph" style:parent-style-name="Text_20_body">
      <style:text-properties fo:font-size="16pt" fo:language="ru" fo:country="RU" officeooo:rsid="0006d002" officeooo:paragraph-rsid="050e0f6b" style:font-size-asian="16pt" style:font-size-complex="16pt"/>
    </style:style>
    <style:style style:name="P171" style:family="paragraph" style:parent-style-name="Text_20_body">
      <style:text-properties fo:font-size="16pt" fo:language="ru" fo:country="RU" officeooo:paragraph-rsid="00e858ca" style:font-size-asian="16pt" style:font-size-complex="16pt"/>
    </style:style>
    <style:style style:name="P172" style:family="paragraph" style:parent-style-name="Text_20_body">
      <style:text-properties fo:font-size="16pt" fo:language="ru" fo:country="RU" officeooo:paragraph-rsid="00f042f2" style:font-size-asian="16pt" style:font-size-complex="16pt"/>
    </style:style>
    <style:style style:name="P173" style:family="paragraph" style:parent-style-name="Text_20_body">
      <style:text-properties fo:font-size="16pt" fo:language="ru" fo:country="RU" officeooo:rsid="04516807" officeooo:paragraph-rsid="04516807" style:font-size-asian="16pt" style:font-size-complex="16pt"/>
    </style:style>
    <style:style style:name="P174" style:family="paragraph" style:parent-style-name="Text_20_body">
      <style:text-properties fo:font-size="16pt" fo:language="ru" fo:country="RU" officeooo:rsid="046253b8" officeooo:paragraph-rsid="046253b8" style:font-size-asian="16pt" style:font-size-complex="16pt"/>
    </style:style>
    <style:style style:name="P175" style:family="paragraph" style:parent-style-name="Text_20_body">
      <style:text-properties fo:font-size="16pt" fo:font-style="normal" style:text-underline-style="solid" style:text-underline-width="auto" style:text-underline-color="font-color" officeooo:rsid="04ef5f30" officeooo:paragraph-rsid="04ef5f30" style:font-size-asian="14pt" style:font-style-asian="normal" style:font-size-complex="16pt" style:font-style-complex="normal"/>
    </style:style>
    <style:style style:name="P176" style:family="paragraph" style:parent-style-name="Text_20_body">
      <style:text-properties officeooo:paragraph-rsid="006c2078"/>
    </style:style>
    <style:style style:name="P177" style:family="paragraph" style:parent-style-name="Text_20_body">
      <style:text-properties officeooo:paragraph-rsid="00e858ca"/>
    </style:style>
    <style:style style:name="P178" style:family="paragraph" style:parent-style-name="Text_20_body">
      <style:text-properties fo:language="ru" fo:country="RU"/>
    </style:style>
    <style:style style:name="P179" style:family="paragraph" style:parent-style-name="Text_20_body">
      <style:text-properties fo:language="ru" fo:country="RU" officeooo:paragraph-rsid="012f5b71"/>
    </style:style>
    <style:style style:name="P180" style:family="paragraph" style:parent-style-name="Text_20_body">
      <style:text-properties fo:language="ru" fo:country="RU" officeooo:paragraph-rsid="012fddf9"/>
    </style:style>
    <style:style style:name="P181" style:family="paragraph" style:parent-style-name="Text_20_body">
      <style:text-properties fo:language="ru" fo:country="RU" officeooo:paragraph-rsid="012ff3da"/>
    </style:style>
    <style:style style:name="P182" style:family="paragraph" style:parent-style-name="Text_20_body">
      <style:text-properties fo:language="ru" fo:country="RU" officeooo:paragraph-rsid="013d5e56"/>
    </style:style>
    <style:style style:name="P183" style:family="paragraph" style:parent-style-name="Text_20_body">
      <style:text-properties officeooo:paragraph-rsid="00f36013"/>
    </style:style>
    <style:style style:name="P184" style:family="paragraph" style:parent-style-name="Text_20_body">
      <style:text-properties officeooo:paragraph-rsid="01135c31"/>
    </style:style>
    <style:style style:name="P185" style:family="paragraph" style:parent-style-name="Text_20_body">
      <style:text-properties officeooo:paragraph-rsid="0140b9fe"/>
    </style:style>
    <style:style style:name="P186" style:family="paragraph" style:parent-style-name="Text_20_body">
      <style:text-properties officeooo:paragraph-rsid="04686c8d"/>
    </style:style>
    <style:style style:name="P187" style:family="paragraph" style:parent-style-name="Text_20_body">
      <style:text-properties officeooo:paragraph-rsid="006e345e"/>
    </style:style>
    <style:style style:name="P188" style:family="paragraph" style:parent-style-name="Text_20_body">
      <style:text-properties officeooo:paragraph-rsid="050497b2"/>
    </style:style>
    <style:style style:name="P189" style:family="paragraph" style:parent-style-name="Text_20_body">
      <style:text-properties officeooo:paragraph-rsid="050ac8b1"/>
    </style:style>
    <style:style style:name="P190" style:family="paragraph" style:parent-style-name="Text_20_body">
      <style:text-properties officeooo:paragraph-rsid="050e0f6b"/>
    </style:style>
    <style:style style:name="P191" style:family="paragraph" style:parent-style-name="Text_20_body">
      <style:text-properties officeooo:paragraph-rsid="050ff05c"/>
    </style:style>
    <style:style style:name="P192" style:family="paragraph" style:parent-style-name="Text_20_body">
      <style:text-properties officeooo:paragraph-rsid="0527e9db"/>
    </style:style>
    <style:style style:name="P193" style:family="paragraph" style:parent-style-name="Text_20_body">
      <style:text-properties officeooo:paragraph-rsid="052a8e93"/>
    </style:style>
    <style:style style:name="P194" style:family="paragraph" style:parent-style-name="Text_20_body">
      <style:paragraph-properties fo:margin-top="0cm" fo:margin-bottom="0cm" loext:contextual-spacing="false"/>
      <style:text-properties fo:font-size="16pt" officeooo:rsid="00537cbd" officeooo:paragraph-rsid="007680a3" style:font-size-asian="16pt" style:font-size-complex="16pt"/>
    </style:style>
    <style:style style:name="P195" style:family="paragraph" style:parent-style-name="Text_20_body">
      <style:paragraph-properties fo:margin-left="1cm" fo:margin-right="1cm" fo:text-indent="0cm" style:auto-text-indent="false"/>
    </style:style>
    <style:style style:name="P196" style:family="paragraph" style:parent-style-name="Heading_20_2">
      <style:paragraph-properties fo:text-align="center" style:justify-single-word="false"/>
      <style:text-properties officeooo:paragraph-rsid="0006d002"/>
    </style:style>
    <style:style style:name="P197" style:family="paragraph" style:parent-style-name="Standard">
      <style:paragraph-properties fo:text-align="center" style:justify-single-word="false"/>
      <style:text-properties fo:font-size="16pt" fo:font-weight="bold" officeooo:rsid="005887b4" officeooo:paragraph-rsid="005887b4" style:font-size-asian="16pt" style:font-weight-asian="bold" style:font-size-complex="16pt" style:font-weight-complex="bold"/>
    </style:style>
    <style:style style:name="P198" style:family="paragraph" style:parent-style-name="Standard">
      <style:paragraph-properties fo:text-align="center" style:justify-single-word="false"/>
      <style:text-properties fo:font-size="16pt" fo:font-weight="bold" officeooo:rsid="005887b4" officeooo:paragraph-rsid="05364ad7" style:font-size-asian="16pt" style:font-weight-asian="bold" style:font-size-complex="16pt" style:font-weight-complex="bold"/>
    </style:style>
    <style:style style:name="P199" style:family="paragraph" style:parent-style-name="Standard">
      <style:text-properties fo:font-size="16pt" fo:language="ru" fo:country="RU" officeooo:rsid="0006d002" officeooo:paragraph-rsid="00537cbd" style:font-size-asian="16pt" style:font-size-complex="16pt"/>
    </style:style>
    <style:style style:name="P200" style:family="paragraph" style:parent-style-name="Text_20_body" style:list-style-name="L1">
      <style:text-properties officeooo:paragraph-rsid="006d0568"/>
    </style:style>
    <style:style style:name="P201" style:family="paragraph" style:parent-style-name="Text_20_body" style:list-style-name="L3"/>
    <style:style style:name="P202" style:family="paragraph" style:parent-style-name="Text_20_body" style:list-style-name="L4"/>
    <style:style style:name="P203" style:family="paragraph" style:parent-style-name="Text_20_body" style:list-style-name="L5"/>
    <style:style style:name="P204" style:family="paragraph" style:parent-style-name="Text_20_body" style:list-style-name="L6">
      <style:text-properties officeooo:paragraph-rsid="051ce432"/>
    </style:style>
    <style:style style:name="P205" style:family="paragraph" style:parent-style-name="Text_20_body" style:list-style-name="L7">
      <style:text-properties officeooo:paragraph-rsid="052b6aa5"/>
    </style:style>
    <style:style style:name="P206" style:family="paragraph" style:parent-style-name="Text_20_body" style:list-style-name="L8"/>
    <style:style style:name="P207" style:family="paragraph" style:parent-style-name="Text_20_body" style:list-style-name="L9"/>
    <style:style style:name="P208" style:family="paragraph" style:parent-style-name="Text_20_body" style:list-style-name="L10"/>
    <style:style style:name="P209" style:family="paragraph" style:parent-style-name="Text_20_body" style:list-style-name="L11"/>
    <style:style style:name="P210" style:family="paragraph" style:parent-style-name="Text_20_body" style:list-style-name="L12"/>
    <style:style style:name="P211" style:family="paragraph" style:parent-style-name="Text_20_body" style:list-style-name="L1">
      <style:paragraph-properties fo:margin-top="0cm" fo:margin-bottom="0cm" loext:contextual-spacing="false"/>
    </style:style>
    <style:style style:name="P212" style:family="paragraph" style:parent-style-name="Text_20_body" style:list-style-name="L2">
      <style:paragraph-properties fo:margin-top="0cm" fo:margin-bottom="0cm" loext:contextual-spacing="false"/>
      <style:text-properties officeooo:paragraph-rsid="007680a3"/>
    </style:style>
    <style:style style:name="P213" style:family="paragraph" style:parent-style-name="Text_20_body" style:list-style-name="L2">
      <style:paragraph-properties fo:margin-top="0cm" fo:margin-bottom="0cm" loext:contextual-spacing="false"/>
      <style:text-properties fo:font-size="16pt" fo:language="ru" fo:country="RU" officeooo:rsid="006c2078" officeooo:paragraph-rsid="007680a3" style:font-size-asian="16pt" style:font-size-complex="16pt"/>
    </style:style>
    <style:style style:name="P214" style:family="paragraph" style:parent-style-name="Text_20_body" style:list-style-name="L3">
      <style:paragraph-properties fo:margin-top="0cm" fo:margin-bottom="0cm" loext:contextual-spacing="false"/>
    </style:style>
    <style:style style:name="P215" style:family="paragraph" style:parent-style-name="Text_20_body" style:list-style-name="L4">
      <style:paragraph-properties fo:margin-top="0cm" fo:margin-bottom="0cm" loext:contextual-spacing="false"/>
    </style:style>
    <style:style style:name="P216" style:family="paragraph" style:parent-style-name="Text_20_body" style:list-style-name="L5">
      <style:paragraph-properties fo:margin-top="0cm" fo:margin-bottom="0cm" loext:contextual-spacing="false"/>
    </style:style>
    <style:style style:name="P217" style:family="paragraph" style:parent-style-name="Text_20_body" style:list-style-name="L6">
      <style:paragraph-properties fo:margin-top="0cm" fo:margin-bottom="0cm" loext:contextual-spacing="false"/>
      <style:text-properties officeooo:paragraph-rsid="051ce432"/>
    </style:style>
    <style:style style:name="P218" style:family="paragraph" style:parent-style-name="Text_20_body" style:list-style-name="L7">
      <style:paragraph-properties fo:margin-top="0cm" fo:margin-bottom="0cm" loext:contextual-spacing="false"/>
      <style:text-properties officeooo:paragraph-rsid="052b6aa5"/>
    </style:style>
    <style:style style:name="P219" style:family="paragraph" style:parent-style-name="Text_20_body" style:list-style-name="L8">
      <style:paragraph-properties fo:margin-top="0cm" fo:margin-bottom="0cm" loext:contextual-spacing="false"/>
    </style:style>
    <style:style style:name="P220" style:family="paragraph" style:parent-style-name="Text_20_body" style:list-style-name="L9">
      <style:paragraph-properties fo:margin-top="0cm" fo:margin-bottom="0cm" loext:contextual-spacing="false"/>
    </style:style>
    <style:style style:name="P221" style:family="paragraph" style:parent-style-name="Text_20_body" style:list-style-name="L10">
      <style:paragraph-properties fo:margin-top="0cm" fo:margin-bottom="0cm" loext:contextual-spacing="false"/>
    </style:style>
    <style:style style:name="P222" style:family="paragraph" style:parent-style-name="Text_20_body" style:list-style-name="L11">
      <style:paragraph-properties fo:margin-top="0cm" fo:margin-bottom="0cm" loext:contextual-spacing="false"/>
    </style:style>
    <style:style style:name="P223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537cbd" style:font-size-asian="16pt" style:font-size-complex="16pt"/>
    </style:style>
    <style:style style:name="T3" style:family="text">
      <style:text-properties fo:font-size="16pt" officeooo:rsid="006c2078" style:font-size-asian="16pt" style:font-size-complex="16pt"/>
    </style:style>
    <style:style style:name="T4" style:family="text">
      <style:text-properties fo:font-size="16pt" officeooo:rsid="006d0568" style:font-size-asian="16pt" style:font-size-complex="16pt"/>
    </style:style>
    <style:style style:name="T5" style:family="text">
      <style:text-properties fo:font-size="16pt" officeooo:rsid="00adbc75" style:font-size-asian="16pt" style:font-size-complex="16pt"/>
    </style:style>
    <style:style style:name="T6" style:family="text">
      <style:text-properties fo:font-size="16pt" officeooo:rsid="00b4ef5d" style:font-size-asian="16pt" style:font-size-complex="16pt"/>
    </style:style>
    <style:style style:name="T7" style:family="text">
      <style:text-properties fo:font-size="16pt" officeooo:rsid="00b8b080" style:font-size-asian="16pt" style:font-size-complex="16pt"/>
    </style:style>
    <style:style style:name="T8" style:family="text">
      <style:text-properties fo:font-size="16pt" officeooo:rsid="0006d002" style:font-size-asian="16pt" style:font-size-complex="16pt"/>
    </style:style>
    <style:style style:name="T9" style:family="text">
      <style:text-properties fo:font-size="16pt" officeooo:rsid="0117e22d" style:font-size-asian="16pt" style:font-size-complex="16pt"/>
    </style:style>
    <style:style style:name="T10" style:family="text">
      <style:text-properties fo:font-size="16pt" officeooo:rsid="011f69a1" style:font-size-asian="16pt" style:font-size-complex="16pt"/>
    </style:style>
    <style:style style:name="T11" style:family="text">
      <style:text-properties fo:font-size="16pt" officeooo:rsid="0123eb0c" style:font-size-asian="16pt" style:font-size-complex="16pt"/>
    </style:style>
    <style:style style:name="T12" style:family="text">
      <style:text-properties fo:font-size="16pt" officeooo:rsid="04c6c1b7" style:font-size-asian="16pt" style:font-size-complex="16pt"/>
    </style:style>
    <style:style style:name="T13" style:family="text">
      <style:text-properties fo:font-size="16pt" officeooo:rsid="04e5eb87" style:font-size-asian="16pt" style:font-size-complex="16pt"/>
    </style:style>
    <style:style style:name="T14" style:family="text">
      <style:text-properties fo:font-size="16pt" officeooo:rsid="0527e9db" style:font-size-asian="16pt" style:font-size-complex="16pt"/>
    </style:style>
    <style:style style:name="T15" style:family="text">
      <style:text-properties fo:font-size="16pt" officeooo:rsid="0529f5af" style:font-size-asian="16pt" style:font-size-complex="16pt"/>
    </style:style>
    <style:style style:name="T16" style:family="text">
      <style:text-properties fo:font-size="16pt" fo:language="ru" fo:country="RU" style:font-size-asian="16pt" style:font-size-complex="16pt"/>
    </style:style>
    <style:style style:name="T17" style:family="text">
      <style:text-properties fo:font-size="16pt" fo:language="ru" fo:country="RU" officeooo:rsid="00537cbd" style:font-size-asian="16pt" style:font-size-complex="16pt"/>
    </style:style>
    <style:style style:name="T18" style:family="text">
      <style:text-properties fo:font-size="16pt" fo:language="ru" fo:country="RU" officeooo:rsid="0083eaab" style:font-size-asian="16pt" style:font-size-complex="16pt"/>
    </style:style>
    <style:style style:name="T19" style:family="text">
      <style:text-properties fo:font-size="16pt" fo:language="ru" fo:country="RU" officeooo:rsid="00914c8c" style:font-size-asian="16pt" style:font-size-complex="16pt"/>
    </style:style>
    <style:style style:name="T20" style:family="text">
      <style:text-properties fo:font-size="16pt" fo:language="ru" fo:country="RU" officeooo:rsid="0006d002" style:font-size-asian="16pt" style:font-size-complex="16pt"/>
    </style:style>
    <style:style style:name="T21" style:family="text">
      <style:text-properties fo:font-size="16pt" fo:language="ru" fo:country="RU" officeooo:rsid="009f0dc5" style:font-size-asian="16pt" style:font-size-complex="16pt"/>
    </style:style>
    <style:style style:name="T22" style:family="text">
      <style:text-properties fo:font-size="16pt" fo:language="ru" fo:country="RU" officeooo:rsid="00a24bf9" style:font-size-asian="16pt" style:font-size-complex="16pt"/>
    </style:style>
    <style:style style:name="T23" style:family="text">
      <style:text-properties fo:font-size="16pt" fo:language="ru" fo:country="RU" officeooo:rsid="00acbcad" style:font-size-asian="16pt" style:font-size-complex="16pt"/>
    </style:style>
    <style:style style:name="T24" style:family="text">
      <style:text-properties fo:font-size="16pt" fo:language="ru" fo:country="RU" officeooo:rsid="00ad5805" style:font-size-asian="16pt" style:font-size-complex="16pt"/>
    </style:style>
    <style:style style:name="T25" style:family="text">
      <style:text-properties fo:font-size="16pt" fo:language="ru" fo:country="RU" officeooo:rsid="00b8b080" style:font-size-asian="16pt" style:font-size-complex="16pt"/>
    </style:style>
    <style:style style:name="T26" style:family="text">
      <style:text-properties fo:font-size="16pt" fo:language="ru" fo:country="RU" officeooo:rsid="00bb3543" style:font-size-asian="16pt" style:font-size-complex="16pt"/>
    </style:style>
    <style:style style:name="T27" style:family="text">
      <style:text-properties fo:font-size="16pt" fo:language="ru" fo:country="RU" officeooo:rsid="00e9cd72" style:font-size-asian="16pt" style:font-size-complex="16pt"/>
    </style:style>
    <style:style style:name="T28" style:family="text">
      <style:text-properties fo:font-size="16pt" fo:language="ru" fo:country="RU" officeooo:rsid="00f20340" style:font-size-asian="16pt" style:font-size-complex="16pt"/>
    </style:style>
    <style:style style:name="T29" style:family="text">
      <style:text-properties fo:font-size="16pt" fo:language="ru" fo:country="RU" officeooo:rsid="00fe78ae" style:font-size-asian="16pt" style:font-size-complex="16pt"/>
    </style:style>
    <style:style style:name="T30" style:family="text">
      <style:text-properties fo:font-size="16pt" fo:language="ru" fo:country="RU" officeooo:rsid="010e17c4" style:font-size-asian="16pt" style:font-size-complex="16pt"/>
    </style:style>
    <style:style style:name="T31" style:family="text">
      <style:text-properties fo:font-size="16pt" fo:language="ru" fo:country="RU" officeooo:rsid="010e819a" style:font-size-asian="16pt" style:font-size-complex="16pt"/>
    </style:style>
    <style:style style:name="T32" style:family="text">
      <style:text-properties fo:font-size="16pt" fo:language="ru" fo:country="RU" officeooo:rsid="01172b13" style:font-size-asian="16pt" style:font-size-complex="16pt"/>
    </style:style>
    <style:style style:name="T33" style:family="text">
      <style:text-properties fo:font-size="16pt" fo:language="ru" fo:country="RU" officeooo:rsid="011980af" style:font-size-asian="16pt" style:font-size-complex="16pt"/>
    </style:style>
    <style:style style:name="T34" style:family="text">
      <style:text-properties fo:font-size="16pt" fo:language="ru" fo:country="RU" officeooo:rsid="011a2a08" style:font-size-asian="16pt" style:font-size-complex="16pt"/>
    </style:style>
    <style:style style:name="T35" style:family="text">
      <style:text-properties fo:font-size="16pt" fo:language="ru" fo:country="RU" officeooo:rsid="011db66a" style:font-size-asian="16pt" style:font-size-complex="16pt"/>
    </style:style>
    <style:style style:name="T36" style:family="text">
      <style:text-properties fo:font-size="16pt" fo:language="ru" fo:country="RU" officeooo:rsid="0120d439" style:font-size-asian="16pt" style:font-size-complex="16pt"/>
    </style:style>
    <style:style style:name="T37" style:family="text">
      <style:text-properties fo:font-size="16pt" fo:language="ru" fo:country="RU" officeooo:rsid="0128e20d" style:font-size-asian="16pt" style:font-size-complex="16pt"/>
    </style:style>
    <style:style style:name="T38" style:family="text">
      <style:text-properties fo:font-size="16pt" fo:language="ru" fo:country="RU" officeooo:rsid="042ec43c" style:font-size-asian="16pt" style:font-size-complex="16pt"/>
    </style:style>
    <style:style style:name="T39" style:family="text">
      <style:text-properties fo:font-size="16pt" fo:language="ru" fo:country="RU" officeooo:rsid="04863199" style:font-size-asian="16pt" style:font-size-complex="16pt"/>
    </style:style>
    <style:style style:name="T40" style:family="text">
      <style:text-properties fo:font-size="16pt" fo:language="ru" fo:country="RU" officeooo:rsid="04b47b57" style:font-size-asian="16pt" style:font-size-complex="16pt"/>
    </style:style>
    <style:style style:name="T41" style:family="text">
      <style:text-properties fo:font-size="16pt" fo:language="ru" fo:country="RU" officeooo:rsid="00f042f2" style:font-size-asian="16pt" style:font-size-complex="16pt"/>
    </style:style>
    <style:style style:name="T42" style:family="text">
      <style:text-properties fo:font-size="16pt" fo:language="ru" fo:country="RU" officeooo:rsid="050e0f6b" style:font-size-asian="16pt" style:font-size-complex="16pt"/>
    </style:style>
    <style:style style:name="T43" style:family="text">
      <style:text-properties fo:font-size="16pt" fo:language="ru" fo:country="RU" officeooo:rsid="050ff05c" style:font-size-asian="16pt" style:font-size-complex="16pt"/>
    </style:style>
    <style:style style:name="T44" style:family="text">
      <style:text-properties fo:font-size="16pt" fo:language="ru" fo:country="RU" officeooo:rsid="051ce432" style:font-size-asian="16pt" style:font-size-complex="16pt"/>
    </style:style>
    <style:style style:name="T45" style:family="text">
      <style:text-properties fo:font-size="16pt" fo:language="ru" fo:country="RU" officeooo:rsid="052844dd" style:font-size-asian="16pt" style:font-size-complex="16pt"/>
    </style:style>
    <style:style style:name="T46" style:family="text">
      <style:text-properties fo:font-size="16pt" fo:language="ru" fo:country="RU" officeooo:rsid="0528c66c" style:font-size-asian="16pt" style:font-size-complex="16pt"/>
    </style:style>
    <style:style style:name="T47" style:family="text">
      <style:text-properties fo:font-size="16pt" fo:language="ru" fo:country="RU" officeooo:rsid="0529f5af" style:font-size-asian="16pt" style:font-size-complex="16pt"/>
    </style:style>
    <style:style style:name="T48" style:family="text">
      <style:text-properties fo:font-size="16pt" fo:language="ru" fo:country="RU" officeooo:rsid="052b6aa5" style:font-size-asian="16pt" style:font-size-complex="16pt"/>
    </style:style>
    <style:style style:name="T49" style:family="text">
      <style:text-properties fo:font-size="16pt" fo:language="ru" fo:country="RU" fo:font-style="normal" style:text-underline-style="solid" style:text-underline-width="auto" style:text-underline-color="font-color" officeooo:rsid="008463ce" style:font-size-asian="16pt" style:font-style-asian="normal" style:font-size-complex="16pt" style:font-style-complex="normal"/>
    </style:style>
    <style:style style:name="T50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T5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2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6d0568"/>
    </style:style>
    <style:style style:name="T55" style:family="text">
      <style:text-properties style:text-underline-style="solid" style:text-underline-width="auto" style:text-underline-color="font-color" officeooo:rsid="00cbe731"/>
    </style:style>
    <style:style style:name="T56" style:family="text">
      <style:text-properties officeooo:rsid="006c2078"/>
    </style:style>
    <style:style style:name="T57" style:family="text">
      <style:text-properties officeooo:rsid="006d0568"/>
    </style:style>
    <style:style style:name="T58" style:family="text">
      <style:text-properties officeooo:rsid="0078caf6"/>
    </style:style>
    <style:style style:name="T59" style:family="text">
      <style:text-properties officeooo:rsid="007f6f94"/>
    </style:style>
    <style:style style:name="T60" style:family="text">
      <style:text-properties officeooo:rsid="00ab743a"/>
    </style:style>
    <style:style style:name="T61" style:family="text">
      <style:text-properties fo:language="ru" fo:country="RU"/>
    </style:style>
    <style:style style:name="T62" style:family="text">
      <style:text-properties fo:language="ru" fo:country="RU" officeooo:rsid="010a77ea"/>
    </style:style>
    <style:style style:name="T63" style:family="text">
      <style:text-properties fo:language="ru" fo:country="RU" officeooo:rsid="01135c31"/>
    </style:style>
    <style:style style:name="T64" style:family="text">
      <style:text-properties fo:language="ru" fo:country="RU" officeooo:rsid="012a3b86"/>
    </style:style>
    <style:style style:name="T65" style:family="text">
      <style:text-properties fo:language="ru" fo:country="RU" officeooo:rsid="0140b9fe"/>
    </style:style>
    <style:style style:name="T66" style:family="text">
      <style:text-properties fo:language="ru" fo:country="RU" officeooo:rsid="050b0cf7"/>
    </style:style>
    <style:style style:name="T67" style:family="text">
      <style:text-properties fo:language="ru" fo:country="RU" officeooo:rsid="050ff05c"/>
    </style:style>
    <style:style style:name="T68" style:family="text">
      <style:text-properties fo:language="ru" fo:country="RU" officeooo:rsid="0527e9db"/>
    </style:style>
    <style:style style:name="T69" style:family="text">
      <style:text-properties officeooo:rsid="00bd8a30"/>
    </style:style>
    <style:style style:name="T70" style:family="text">
      <style:text-properties officeooo:rsid="010a77ea"/>
    </style:style>
    <style:style style:name="T71" style:family="text">
      <style:text-properties officeooo:rsid="010ba5b8"/>
    </style:style>
    <style:style style:name="T72" style:family="text">
      <style:text-properties officeooo:rsid="010e819a"/>
    </style:style>
    <style:style style:name="T73" style:family="text">
      <style:text-properties style:font-name="Liberation Serif" fo:font-size="12pt" fo:language="ru" fo:country="RU" fo:font-weight="bold" officeooo:rsid="0118a783" style:font-name-asian="Noto Serif CJK SC" style:font-size-asian="12pt" style:font-weight-asian="bold" style:font-name-complex="Lohit Devanagari" style:font-size-complex="12pt" style:font-weight-complex="bold"/>
    </style:style>
    <style:style style:name="T74" style:family="text">
      <style:text-properties style:font-name="Liberation Serif" fo:font-size="12pt" fo:language="ru" fo:country="RU" fo:font-weight="bold" officeooo:rsid="0128e20d" style:font-name-asian="Noto Serif CJK SC" style:font-size-asian="12pt" style:font-weight-asian="bold" style:font-name-complex="Lohit Devanagari" style:font-size-complex="12pt" style:font-weight-complex="bold"/>
    </style:style>
    <style:style style:name="T75" style:family="text">
      <style:text-properties officeooo:rsid="011ce533"/>
    </style:style>
    <style:style style:name="T76" style:family="text">
      <style:text-properties officeooo:rsid="012b3714"/>
    </style:style>
    <style:style style:name="T77" style:family="text">
      <style:text-properties officeooo:rsid="012dc334"/>
    </style:style>
    <style:style style:name="T78" style:family="text">
      <style:text-properties officeooo:rsid="012f5b71"/>
    </style:style>
    <style:style style:name="T79" style:family="text">
      <style:text-properties officeooo:rsid="012fddf9"/>
    </style:style>
    <style:style style:name="T80" style:family="text">
      <style:text-properties officeooo:rsid="012ff3da"/>
    </style:style>
    <style:style style:name="T81" style:family="text">
      <style:text-properties officeooo:rsid="013d5e56"/>
    </style:style>
    <style:style style:name="T82" style:family="text">
      <style:text-properties officeooo:rsid="043ce924"/>
    </style:style>
    <style:style style:name="T83" style:family="text">
      <style:text-properties officeooo:rsid="004a76ef"/>
    </style:style>
    <style:style style:name="T84" style:family="text">
      <style:text-properties officeooo:rsid="04e5eb87"/>
    </style:style>
    <style:style style:name="T85" style:family="text">
      <style:text-properties fo:font-size="20pt" fo:font-style="italic" style:font-size-asian="20pt" style:font-style-asian="italic" style:font-size-complex="20pt" style:font-style-complex="italic"/>
    </style:style>
    <style:style style:name="T86" style:family="text">
      <style:text-properties fo:font-size="20pt" fo:font-style="italic" officeooo:rsid="006d0568" style:font-size-asian="20pt" style:font-style-asian="italic" style:font-size-complex="20pt" style:font-style-complex="italic"/>
    </style:style>
    <style:style style:name="T87" style:family="text">
      <style:text-properties fo:font-size="20pt" fo:font-style="italic" officeooo:rsid="006c2078" style:font-size-asian="20pt" style:font-style-asian="italic" style:font-size-complex="20pt" style:font-style-complex="italic"/>
    </style:style>
    <style:style style:name="T88" style:family="text">
      <style:text-properties fo:font-size="20pt" fo:font-style="italic" officeooo:rsid="00bd8a30" style:font-size-asian="20pt" style:font-style-asian="italic" style:font-size-complex="20pt" style:font-style-complex="italic"/>
    </style:style>
    <style:style style:name="T89" style:family="text">
      <style:text-properties fo:font-size="20pt" fo:language="ru" fo:country="RU" fo:font-style="italic" style:font-size-asian="20pt" style:font-style-asian="italic" style:font-size-complex="20pt" style:font-style-complex="italic"/>
    </style:style>
    <style:style style:name="T90" style:family="text">
      <style:text-properties fo:font-size="20pt" fo:language="ru" fo:country="RU" fo:font-style="italic" officeooo:rsid="00bd8a30" style:font-size-asian="20pt" style:font-style-asian="italic" style:font-size-complex="20pt" style:font-style-complex="italic"/>
    </style:style>
    <style:style style:name="T91" style:family="text">
      <style:text-properties officeooo:rsid="04f193a7"/>
    </style:style>
    <style:style style:name="T92" style:family="text">
      <style:text-properties officeooo:rsid="04f52aad"/>
    </style:style>
    <style:style style:name="T93" style:family="text">
      <style:text-properties officeooo:rsid="04fd524c"/>
    </style:style>
    <style:style style:name="T94" style:family="text">
      <style:text-properties officeooo:rsid="05033acb"/>
    </style:style>
    <style:style style:name="T95" style:family="text">
      <style:text-properties officeooo:rsid="050b0cf7"/>
    </style:style>
    <style:style style:name="T96" style:family="text">
      <style:text-properties officeooo:rsid="050ff05c"/>
    </style:style>
    <style:style style:name="T97" style:family="text">
      <style:text-properties officeooo:rsid="051ce432"/>
    </style:style>
    <style:style style:name="T98" style:family="text">
      <style:text-properties officeooo:rsid="0527e9db"/>
    </style:style>
    <style:style style:name="T99" style:family="text">
      <style:text-properties officeooo:rsid="052844dd"/>
    </style:style>
    <style:style style:name="T100" style:family="text">
      <style:text-properties officeooo:rsid="052a8e93"/>
    </style:style>
    <style:style style:name="T101" style:family="text">
      <style:text-properties officeooo:rsid="052b6aa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План:</text:p>
      <text:p text:style-name="P38">Будет неплохо если за воскресенье я закончу писать все для первых 5 разделов и подучу это + составлю тесты). Это будет сильно. </text:p>
      <text:p text:style-name="P38">Тогда уже с понедельника можно продолжить углубляться. И уже к конфу следующей недели я пройду весь laravel и останется его выучить и практиковаться.</text:p>
      <text:p text:style-name="P38"/>
      <text:p text:style-name="P39">План</text:p>
      <text:p text:style-name="P109">Прочитать и выписать первые 5 глав </text:p>
      <text:p text:style-name="P39">Закончить первые 5 глав переводить</text:p>
      <text:p text:style-name="P39">Выучить первые 5 глав </text:p>
      <text:p text:style-name="P39">Составть вопросы к первым 5 главам</text:p>
      <text:p text:style-name="P110">Прочитать и выписать последние 6 глав </text:p>
      <text:p text:style-name="P110">Закончить последние 6 переводить</text:p>
      <text:p text:style-name="P110">Выучить последние 6 глав </text:p>
      <text:p text:style-name="P110">Составть вопросы к последние 6 главам</text:p>
      <text:p text:style-name="P39">поздравляю все готово, теперь:</text:p>
      <text:p text:style-name="P39">повторить все еще раз</text:p>
      <text:p text:style-name="P39">пройти тест </text:p>
      <text:p text:style-name="P39">Теперь ты все знаешь о ларавеь и осталось укрепить знания на практике:</text:p>
      <text:p text:style-name="P39">сделать первые 5 проектов. </text:p>
      <text:p text:style-name="P39">Выложить статьи на гитхаб</text:p>
      <text:p text:style-name="P39">добавить заметки.</text:p>
      <text:p text:style-name="P39">Нужно создать какую-нибуь раздел заметки. И туда выкладывать заметки и какие-то фичи, которые попадались при разработке на laravel.</text:p>
      <text:p text:style-name="P39">После того как 5 проект закончено. Можно приступить еще к более глубогокому изучению:</text:p>
      <text:p text:style-name="P39">Найти информацию в интернете по всему что только можно что есть в laravel (буквально весь интернет) и добавить что не хватает. Или то, что звучит лучше в статьи. (буквальнов се. Начиная с первых версий на сайте laravel, идя по стак оверфлоу и заканчивая телеграм каналами). Нужно стать лучшем в этом — чтобы получать хорошую зарплату — таким образом я смогу этого достич:</text:p>
      <text:p text:style-name="P39">- бог ларавеля — вся информация в интерете на одном сайте. </text:p>
      <text:p text:style-name="P39">Как задание «бог ларавеля» выполнено. Можно приступать к разработке оставшихся 5 тестовых проектов и к главному</text:p>
      <text:p text:style-name="P39">5 тестовых проектов</text:p>
      <text:p text:style-name="P39"><text:soft-page-break/>веб-студия. </text:p>
      <text:p text:style-name="P39"/>
      <text:p text:style-name="P39">*Это все должно пиздато работать, адаптивно, кросбраузерно, с оплатой и так далее. </text:p>
      <text:p text:style-name="P39"/>
      <text:p text:style-name="P39">Поздравляю ты дошел до конца. Теперь у тебя есть необходимые знания чтобы целиком писать большие и сложные сайты. Также есть сайт для твоей веб-студии и 10 проектов, которые можно показать закзчикам (уже работающие 10 проектов - «вау»).</text:p>
      <text:p text:style-name="P39">Удачи!</text:p>
      <text:p text:style-name="P39"/>
      <text:p text:style-name="P39">Далее по планам:</text:p>
      <text:p text:style-name="P39">все по фронту. </text:p>
      <text:p text:style-name="P39">_______________________________________________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"/>
      <text:p text:style-name="P6"/>
      <text:p text:style-name="P6">Перевод документации Laravel 8.x.</text:p>
      <text:p text:style-name="P27"/>
      <text:p text:style-name="P27">От переводчика.</text:p>
      <text:p text:style-name="P27">Это перевод документации Laravel 8.x от <text:s/><text:span text:style-name="T83">25.10.2020. </text:span>В этом переводе мы (mas.com — веб-студия) постарались собрать все и донести на понятным для рускоговорящих людей языке. </text:p>
      <text:p text:style-name="P27">Некоторые слова либо так и остаются на английском либо в скобках есть пояснение как они выглядят на английском — если сложно найти аналог в русском словаре). </text:p>
      <text:p text:style-name="P27"/>
      <text:p text:style-name="P28">(еще нужно написать что можно читать на сайте, а можно в pdf, epub и так далее форматах).</text:p>
      <text:p text:style-name="P28"/>
      <text:p text:style-name="P36"><text:soft-page-break/>Некоторые статьи я пропускал — например про виртуальные веб-серверы. Потому что использую xampp и не было даже интересно читать. Когда я и ручками могу это настроить.</text:p>
      <text:h text:style-name="P117" text:outline-level="1">Laravel Homestead</text:h>
      <text:p text:style-name="P51"><text:a xlink:type="simple" xlink:href="https://laravel.com/docs/8.x/homestead" text:style-name="Internet_20_link" text:visited-style-name="Visited_20_Internet_20_Link">https://laravel.com/docs/8.x/homestead</text:a></text:p>
      <text:p text:style-name="P51"/>
      <text:h text:style-name="P117" text:outline-level="1">Laravel Valet</text:h>
      <text:p text:style-name="P51"><text:a xlink:type="simple" xlink:href="https://laravel.com/docs/8.x/valet" text:style-name="Internet_20_link" text:visited-style-name="Visited_20_Internet_20_Link">https://laravel.com/docs/8.x/valet</text:a></text:p>
      <text:p text:style-name="P50"/>
      <text:p text:style-name="P50"/>
      <text:p text:style-name="P27">Всем приятного чтения.</text:p>
      <text:p text:style-name="P27"/>
      <text:p text:style-name="P27">И на последок, помните: нет стремления более ественственного, чем стремление к знаниям!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Оглавление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7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98"/>
      <text:h text:style-name="P128" text:outline-level="3"/>
      <text:p text:style-name="P162"/>
      <text:p text:style-name="P167">Короче я тут пропустил в прологе в reklise notes c larave l 8 все ниже. Потому что там рассказывается что ногового. Но другие статьи явно стоит дочитать).</text:p>
      <text:p text:style-name="P163"/>
      <text:p text:style-name="P163"/>
      <text:p text:style-name="P10"/>
      <text:p text:style-name="P29">В конце каждой страницы ссылка на оригинал</text:p>
      <text:p text:style-name="P29"/>
      <text:p text:style-name="P29">Также вопросы, которые можно добавить в тест из этой статьи:</text:p>
      <text:p text:style-name="P31">1) Какой схемы управления придерживается Laravel frameowk?</text:p>
      <text:p text:style-name="P31"><text:a xlink:type="simple" xlink:href="https://semver.org/" text:style-name="Internet_20_link" text:visited-style-name="Visited_20_Internet_20_Link">https://semver.org/</text:a></text:p>
      <text:p text:style-name="P31">Тут нужно ее еще перевести и написать врянты ответы.</text:p>
      <text:p text:style-name="P32">2) </text:p>
      <text:p text:style-name="P3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3">Я наж оглавлением не особо парился — его потом разберу.</text:p>
      <text:p text:style-name="P9"/>
      <text:p text:style-name="P9"/>
      <text:p text:style-name="P199"/>
      <text:p text:style-name="P199"/>
      <text:p text:style-name="P199"/>
      <text:p text:style-name="P199"/>
      <text:p text:style-name="P19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25" text:outline-level="2"><text:soft-page-break/>Architecture Concepts</text:h>
      <text:h text:style-name="P116" text:outline-level="1">Request Lifecycle</text:h>
      <text:list xml:id="list746433541" text:style-name="L6">
        <text:list-item>
          <text:p text:style-name="P217"><text:a xlink:type="simple" xlink:href="https://laravel.com/docs/8.x/lifecycle#lifecycle-overview" text:style-name="Internet_20_link" text:visited-style-name="Visited_20_Internet_20_Link">Lifecycle Overview</text:a> <text:s/><text:span text:style-name="T97">(</text:span><text:span text:style-name="T20">Обзор жизненного цикла</text:span><text:span text:style-name="T97">)</text:span></text:p>
        </text:list-item>
        <text:list-item>
          <text:p text:style-name="P204"><text:a xlink:type="simple" xlink:href="https://laravel.com/docs/8.x/lifecycle#focus-on-service-providers" text:style-name="Internet_20_link" text:visited-style-name="Visited_20_Internet_20_Link">Focus On Service Providers</text:a> <text:s/><text:span text:style-name="T97">(</text:span><text:span text:style-name="T20">Сосредоточьтесь на поставщиках услуг</text:span><text:span text:style-name="T97">)</text:span></text:p>
        </text:list-item>
      </text:list>
      <text:p text:style-name="P111"><text:span text:style-name="T20"><text:line-break/></text:span><text:a xlink:type="simple" xlink:href="https://laravel.com/docs/8.x/lifecycle#lifecycle-overview" text:style-name="Internet_20_link" text:visited-style-name="Visited_20_Internet_20_Link">Lifecycle Overview</text:a><text:span text:style-name="T20"> <text:s/></text:span><text:span text:style-name="T44">(</text:span><text:span text:style-name="T20">Обзор жизненного цикла</text:span><text:span text:style-name="T44">)</text:span><text:bookmark text:name="first-things"/></text:p>
      <text:p text:style-name="P52">Точкой входа для всех запросов к приложению Laravel является файл public / index.php. Все запросы направляются в этот файл конфигурацией вашего веб-сервера (Apache / Nginx). Файл index.php не содержит большого количества кода. Скорее, это отправная точка для загрузки остальной части фреймворка.<text:line-break/><text:line-break/>Файл index.php загружает определение автозагрузчика, созданное Composer, а затем извлекает экземпляр приложения Laravel из bootstrap / app.php. Первым действием, предпринимаемым самим Laravel, является создание экземпляра приложения / <text:s/>контейнера <text:s/>службы.</text:p>
      <text:p text:style-name="P41"/>
      <text:h text:style-name="P133" text:outline-level="3"><text:bookmark text:name="http-console-kernels"/><text:a xlink:type="simple" xlink:href="https://laravel.com/docs/8.x/lifecycle#http-console-kernels" text:style-name="Internet_20_link" text:visited-style-name="Visited_20_Internet_20_Link"><text:span text:style-name="T8">HTTP / Console Kernels</text:span></text:a><text:span text:style-name="T8"> </text:span><text:span text:style-name="T14">(</text:span>Ядра HTTP / консоли<text:span text:style-name="T14">)</text:span></text:h>
      <text:p text:style-name="P192"><text:span text:style-name="T61">Затем входящий запрос отправляется либо ядру HTTP, либо ядру консоли, в зависимости от типа запроса, поступающего в приложение. Эти два ядра служат центральным местом, через которое проходят все запросы. А пока давайте сосредоточимся на ядре HTTP, которое находится в app / Http / Kernel.php.<text:line-break/>Ядро HTTP является расширением класса Illuminate \ Foundation \ Http \ Kernel, который определяет массив </text:span><text:span text:style-name="Source_20_Text">bootstrappers </text:span><text:span text:style-name="Source_20_Text"><text:span text:style-name="T98">(</text:span></text:span><text:span text:style-name="T61">загрузчиков</text:span><text:span text:style-name="T68">)</text:span><text:span text:style-name="T61">, которые будут запускаться перед выполнением запроса. Эти загрузчики настраивают обработку ошибок, настраивают ведение журнала, обнаруживают среду приложения и выполняют другие задачи, которые необходимо выполнить до фактической обработки запроса.<text:line-break/>Ядро HTTP также определяет список промежуточного программного обеспечения HTTP, через которое должны пройти все запросы, прежде чем они будут обработаны приложением. Это промежуточное ПО обрабатывает чтение и запись сеанса HTTP, определяет, находится ли приложение в режиме обслуживания, проверяет токен CSRF и т. Д.<text:line-break/>Подпись метода для метода handle HTTP-ядра довольно проста: получить </text:span><text:span text:style-name="Source_20_Text"><text:span text:style-name="T61">Request</text:span></text:span><text:span text:style-name="T61"> и вернуть </text:span><text:span text:style-name="Source_20_Text"><text:span text:style-name="T61">Response</text:span></text:span><text:span text:style-name="T61">. Думайте о ядре как о большом черном ящике, который представляет все ваше приложение. Подайте ему HTTP-запросы, и он вернет HTTP-ответы.</text:span></text:p>
      <text:p text:style-name="P41"/>
      <text:h text:style-name="P146" text:outline-level="4"><text:bookmark text:name="service-providers"/><text:soft-page-break/><text:a xlink:type="simple" xlink:href="https://laravel.com/docs/8.x/lifecycle#service-providers" text:style-name="Internet_20_link" text:visited-style-name="Visited_20_Internet_20_Link"><text:span text:style-name="T8">Service Providers</text:span></text:a><text:span text:style-name="T8"> </text:span><text:span text:style-name="T14">(</text:span>Поставщики услуг<text:span text:style-name="T14">)</text:span></text:h>
      <text:p text:style-name="P112"><text:span text:style-name="T20">Одним из наиболее важных действий начальной загрузки ядра является загрузка поставщиков услуг для вашего приложения. Все поставщики услуг для приложения настраиваются в массиве </text:span><text:span text:style-name="Source_20_Text">providers </text:span><text:span text:style-name="Source_20_Text"><text:span text:style-name="T99">(</text:span></text:span><text:span text:style-name="T20">поставщиков</text:span><text:span text:style-name="T45">)</text:span><text:span text:style-name="T20"> файла конфигурации config / app.php. Сначала будет вызван метод </text:span><text:span text:style-name="Source_20_Text"><text:span text:style-name="T20">register </text:span></text:span><text:span text:style-name="Source_20_Text"><text:span text:style-name="T45">(</text:span></text:span><text:span text:style-name="T20">регистрации</text:span><text:span text:style-name="T45">)</text:span><text:span text:style-name="T20"> для всех провайдеров, затем, когда все провайдеры будут зарегистрированы, будет вызван метод </text:span><text:span text:style-name="Source_20_Text"><text:span text:style-name="T20">boot </text:span></text:span><text:span text:style-name="Source_20_Text"><text:span text:style-name="T46">(</text:span></text:span><text:span text:style-name="T20">загрузки</text:span><text:span text:style-name="T46">)</text:span><text:span text:style-name="T20">.<text:line-break/><text:line-break/>Поставщики услуг несут ответственность за загрузку всех различных компонентов инфраструктуры, таких как компоненты базы данных, очереди, проверки и маршрутизации. Поскольку они загружают и настраивают каждую функцию, предлагаемую фреймворком, поставщики услуг являются наиболее важным аспектом всего процесса начальной загрузки Laravel.</text:span></text:p>
      <text:p text:style-name="P41"/>
      <text:h text:style-name="P147" text:outline-level="4"><text:bookmark text:name="dispatch-request"/><text:a xlink:type="simple" xlink:href="https://laravel.com/docs/8.x/lifecycle#dispatch-request" text:style-name="Internet_20_link" text:visited-style-name="Visited_20_Internet_20_Link"><text:span text:style-name="T8">Dispatch Request</text:span></text:a><text:span text:style-name="T8"> </text:span><text:span text:style-name="T15">(</text:span>Запрос на отправку<text:span text:style-name="T15">)</text:span></text:h>
      <text:p text:style-name="P193"><text:span text:style-name="T47">После начальной загрузки приложения и регистрации всех поставщиков услуг, </text:span><text:span text:style-name="Source_20_Text"><text:span text:style-name="T15">Request</text:span></text:span><text:span text:style-name="T47"> будет передан маршрутизатору для отправки. Маршрутизатор отправит запрос на маршрут или контроллер, а также запустит любое связующее ПО для конкретного маршрута.</text:span></text:p>
      <text:p text:style-name="P41"/>
      <text:h text:style-name="P122" text:outline-level="2"><text:bookmark text:name="focus-on-service-providers"/><text:a xlink:type="simple" xlink:href="https://laravel.com/docs/8.x/lifecycle#focus-on-service-providers" text:style-name="Internet_20_link" text:visited-style-name="Visited_20_Internet_20_Link">Focus On Service Providers</text:a> <text:span text:style-name="T100">(</text:span>Сосредоточьтесь на поставщиках услуг<text:span text:style-name="T100">)</text:span></text:h>
      <text:p text:style-name="P41">Поставщики услуг действительно являются ключом к начальной загрузке приложения Laravel. <text:span text:style-name="T100">Как только э</text:span>кземпляр приложения созда<text:span text:style-name="T101">лся</text:span>, поставщики услуг регистрируются, и запрос передается загружаемому приложению. Это действительно так просто!<text:line-break/><text:line-break/>Очень важно иметь четкое представление о том, как создается и загружается приложение Laravel через поставщиков услуг. Поставщики услуг по умолчанию для вашего приложения хранятся в каталоге app / Providers.<text:line-break/><text:line-break/>По умолчанию AppServiceProvider довольно пуст. Этот провайдер - <text:soft-page-break/>отличное место для добавления собственных привязок начальной загрузки вашего приложения и контейнеров служб. Для больших приложений вы можете создать несколько поставщиков услуг, каждый с более детальным типом начальной загрузки.</text:p>
      <text:p text:style-name="P41"/>
      <text:h text:style-name="P116" text:outline-level="1">Service Container</text:h>
      <text:list xml:id="list1454570086" text:style-name="L7">
        <text:list-item>
          <text:p text:style-name="P218"><text:a xlink:type="simple" xlink:href="https://laravel.com/docs/8.x/container#introduction" text:style-name="Internet_20_link" text:visited-style-name="Visited_20_Internet_20_Link">Introduction</text:a> <text:span text:style-name="T101">(</text:span><text:span text:style-name="T20">Введение</text:span><text:span text:style-name="T101">)</text:span></text:p>
        </text:list-item>
        <text:list-item>
          <text:p text:style-name="P218"><text:a xlink:type="simple" xlink:href="https://laravel.com/docs/8.x/container#binding" text:style-name="Internet_20_link" text:visited-style-name="Visited_20_Internet_20_Link">Binding</text:a> <text:span text:style-name="T101">(</text:span><text:span text:style-name="T48">Привязки</text:span><text:span text:style-name="T101">)</text:span></text:p>
          <text:list>
            <text:list-item>
              <text:p text:style-name="P218"><text:a xlink:type="simple" xlink:href="https://laravel.com/docs/8.x/container#binding-basics" text:style-name="Internet_20_link" text:visited-style-name="Visited_20_Internet_20_Link">Binding Basics</text:a> <text:s/><text:span text:style-name="T101">(</text:span><text:span text:style-name="T20">Основы привязки</text:span><text:span text:style-name="T101">)</text:span></text:p>
            </text:list-item>
            <text:list-item>
              <text:p text:style-name="P218"><text:a xlink:type="simple" xlink:href="https://laravel.com/docs/8.x/container#binding-interfaces-to-implementations" text:style-name="Internet_20_link" text:visited-style-name="Visited_20_Internet_20_Link">Binding Interfaces To Implementations</text:a> <text:span text:style-name="T101">(</text:span><text:span text:style-name="T20">Привязка интерфейсов к реализациям</text:span><text:span text:style-name="T101">)</text:span></text:p>
            </text:list-item>
            <text:list-item>
              <text:p text:style-name="P218"><text:a xlink:type="simple" xlink:href="https://laravel.com/docs/8.x/container#contextual-binding" text:style-name="Internet_20_link" text:visited-style-name="Visited_20_Internet_20_Link">Contextual Binding</text:a> <text:s/><text:span text:style-name="T101">(</text:span><text:span text:style-name="T20">Контекстная привязка</text:span><text:span text:style-name="T101">)</text:span></text:p>
            </text:list-item>
            <text:list-item>
              <text:p text:style-name="P218"><text:a xlink:type="simple" xlink:href="https://laravel.com/docs/8.x/container#binding-primitives" text:style-name="Internet_20_link" text:visited-style-name="Visited_20_Internet_20_Link">Binding Primitives</text:a> <text:s/><text:span text:style-name="T101">(</text:span><text:span text:style-name="T20">Примитивы привязки</text:span><text:span text:style-name="T101">)</text:span></text:p>
            </text:list-item>
            <text:list-item>
              <text:p text:style-name="P218"><text:a xlink:type="simple" xlink:href="https://laravel.com/docs/8.x/container#binding-typed-variadics" text:style-name="Internet_20_link" text:visited-style-name="Visited_20_Internet_20_Link">Binding Typed Variadics</text:a> <text:span text:style-name="T101">(</text:span><text:span text:style-name="T20">Привязка типизированных переменных</text:span><text:span text:style-name="T101">)</text:span></text:p>
            </text:list-item>
            <text:list-item>
              <text:p text:style-name="P218"><text:a xlink:type="simple" xlink:href="https://laravel.com/docs/8.x/container#tagging" text:style-name="Internet_20_link" text:visited-style-name="Visited_20_Internet_20_Link">Tagging</text:a> <text:span text:style-name="T101">(</text:span><text:span text:style-name="T20">Добавление тегов</text:span><text:span text:style-name="T101">)</text:span></text:p>
            </text:list-item>
            <text:list-item>
              <text:p text:style-name="P218"><text:a xlink:type="simple" xlink:href="https://laravel.com/docs/8.x/container#extending-bindings" text:style-name="Internet_20_link" text:visited-style-name="Visited_20_Internet_20_Link">Extending Bindings</text:a> <text:s/><text:span text:style-name="T101">(</text:span><text:span text:style-name="T20">Расширение привязок</text:span><text:span text:style-name="T101">)</text:span></text:p>
            </text:list-item>
          </text:list>
        </text:list-item>
        <text:list-item>
          <text:p text:style-name="P218"><text:a xlink:type="simple" xlink:href="https://laravel.com/docs/8.x/container#resolving" text:style-name="Internet_20_link" text:visited-style-name="Visited_20_Internet_20_Link">Resolving</text:a> <text:span text:style-name="T101">(</text:span><text:span text:style-name="T20">Разрешение</text:span><text:span text:style-name="T101">)</text:span></text:p>
          <text:list>
            <text:list-item>
              <text:p text:style-name="P218"><text:a xlink:type="simple" xlink:href="https://laravel.com/docs/8.x/container#the-make-method" text:style-name="Internet_20_link" text:visited-style-name="Visited_20_Internet_20_Link">The Make Method</text:a> <text:span text:style-name="T101">(</text:span><text:span text:style-name="T20">Метод создания</text:span><text:span text:style-name="T101">)</text:span></text:p>
            </text:list-item>
            <text:list-item>
              <text:p text:style-name="P218"><text:a xlink:type="simple" xlink:href="https://laravel.com/docs/8.x/container#automatic-injection" text:style-name="Internet_20_link" text:visited-style-name="Visited_20_Internet_20_Link">Automatic Injection</text:a> <text:span text:style-name="T101">(</text:span><text:span text:style-name="T20">Автоматический впрыск</text:span><text:span text:style-name="T101">)</text:span></text:p>
            </text:list-item>
          </text:list>
        </text:list-item>
        <text:list-item>
          <text:p text:style-name="P218"><text:a xlink:type="simple" xlink:href="https://laravel.com/docs/8.x/container#container-events" text:style-name="Internet_20_link" text:visited-style-name="Visited_20_Internet_20_Link">Container Events</text:a> <text:s/><text:span text:style-name="T101">(</text:span><text:span text:style-name="T20">События контейнера</text:span><text:span text:style-name="T101">)</text:span></text:p>
        </text:list-item>
        <text:list-item>
          <text:p text:style-name="P205"><text:a xlink:type="simple" xlink:href="https://laravel.com/docs/8.x/container#psr-11" text:style-name="Internet_20_link" text:visited-style-name="Visited_20_Internet_20_Link">PSR-11</text:a> <text:span text:style-name="T101">(</text:span><text:span text:style-name="T20">ПСР-11</text:span><text:span text:style-name="T101">)</text:span></text:p>
        </text:list-item>
      </text:list>
      <text:h text:style-name="P126" text:outline-level="2"><text:bookmark text:name="introduction"/><text:a xlink:type="simple" xlink:href="https://laravel.com/docs/8.x/container#introduction" text:style-name="Internet_20_link" text:visited-style-name="Visited_20_Internet_20_Link">Introduction</text:a> <text:span text:style-name="T101">(</text:span><text:span text:style-name="T20">Введение</text:span><text:span text:style-name="T101">)</text:span></text:h>
      <text:p text:style-name="P41">Сервисный контейнер Laravel - это мощный инструмент для управления зависимостями классов и выполнения внедрения зависимостей. Внедрение зависимостей - это причудливая фраза, которая по существу означает следующее: зависимости классов «вводятся» в класс через конструктор или, в некоторых случаях, методы «установки».<text:line-break/><text:line-break/>Давайте посмотрим на простой пример:</text:p>
      <text:p text:style-name="P150"><text:span text:style-name="Source_20_Text">&lt;?php</text:span></text:p>
      <text:p text:style-name="Preformatted_20_Text"/>
      <text:p text:style-name="Preformatted_20_Text"><text:span text:style-name="Source_20_Text">namespace App\Http\Controllers;</text:span></text:p>
      <text:p text:style-name="Preformatted_20_Text"/>
      <text:p text:style-name="Preformatted_20_Text"><text:span text:style-name="Source_20_Text">use App\Http\Controllers\Controller;</text:span></text:p>
      <text:p text:style-name="Preformatted_20_Text"><text:span text:style-name="Source_20_Text">use App\Repositories\UserRepository;</text:span></text:p>
      <text:p text:style-name="Preformatted_20_Text"><text:span text:style-name="Source_20_Text">use App\Models\User;</text:span></text:p>
      <text:p text:style-name="Preformatted_20_Text"><text:soft-page-break/></text:p>
      <text:p text:style-name="Preformatted_20_Text"><text:span text:style-name="Source_20_Text">class UserController extends Controller</text:span></text:p>
      <text:p text:style-name="Preformatted_20_Text"><text:span text:style-name="Source_20_Text">{</text:span></text:p>
      <text:p text:style-name="Preformatted_20_Text"><text:span text:style-name="Source_20_Text"><text:s text:c="4"/>/**</text:span></text:p>
      <text:p text:style-name="Preformatted_20_Text"><text:span text:style-name="Source_20_Text"><text:s text:c="5"/>* The user repository implementation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var UserRepository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rotected $users;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Create a new controller instanc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<text:s/>UserRepository <text:s/>$users</text:span></text:p>
      <text:p text:style-name="Preformatted_20_Text"><text:span text:style-name="Source_20_Text"><text:s text:c="5"/>* @return void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ublic function __construct(UserRepository $user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this-&gt;users = $user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Show the profile for the given user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<text:s/>int <text:s/>$id</text:span></text:p>
      <text:p text:style-name="Preformatted_20_Text"><text:span text:style-name="Source_20_Text"><text:s text:c="5"/>* @return Response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public function show($id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$user = $this-&gt;users-&gt;find($id);</text:span></text:p>
      <text:p text:style-name="Preformatted_20_Text"/>
      <text:p text:style-name="Preformatted_20_Text"><text:span text:style-name="Source_20_Text"><text:s text:c="8"/>return view('user.profile', ['user' =&gt; $user]);</text:span></text:p>
      <text:p text:style-name="Preformatted_20_Text"><text:span text:style-name="Source_20_Text"><text:s text:c="4"/>}</text:span></text:p>
      <text:p text:style-name="P160"><text:span text:style-name="Source_20_Text">}</text:span></text:p>
      <text:p text:style-name="P41">В этом примере UserController необходимо получить пользователей из источника данных. Итак, мы внедрим службу, которая может получать пользователей. В этом контексте наш UserRepository, скорее всего, использует Eloquent для извлечения информации о пользователях из базы данных. Однако, поскольку репозиторий внедрен, мы можем легко заменить его другой реализацией. Мы также можем легко «имитировать» или создать фиктивную реализацию UserRepository при тестировании нашего приложения.<text:line-break/><text:line-break/>Глубокое понимание сервисного контейнера Laravel необходимо для создания мощного, большого приложения, а также для внесения вклада в само ядро Laravel.</text:p>
      <text:p text:style-name="P41"/>
      <text:h text:style-name="P122" text:outline-level="2"><text:bookmark text:name="binding"/><text:a xlink:type="simple" xlink:href="https://laravel.com/docs/8.x/container#binding" text:style-name="Internet_20_link" text:visited-style-name="Visited_20_Internet_20_Link">Binding</text:a></text:h>
      <text:h text:style-name="Heading_20_3" text:outline-level="3"><text:bookmark text:name="binding-basics"/><text:a xlink:type="simple" xlink:href="https://laravel.com/docs/8.x/container#binding-basics" text:style-name="Internet_20_link" text:visited-style-name="Visited_20_Internet_20_Link">Binding Basics</text:a></text:h>
      <text:p text:style-name="P41"><text:a xlink:type="simple" xlink:href="https://laravel.com/docs/8.x/container#binding" text:style-name="Internet_20_link" text:visited-style-name="Visited_20_Internet_20_Link">https://laravel.com/docs/8.x/container#binding</text:a></text:p>
      <text:p text:style-name="P61"><text:soft-page-break/>ну это далеко не основы)</text:p>
      <text:p text:style-name="P6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120" text:outline-level="2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96" text:outline-level="2"><text:span text:style-name="Source_20_Text"/></text:h>
      <text:p text:style-name="P1"/>
      <text:p text:style-name="P1"/>
      <text:p text:style-name="P1"/>
      <text:p text:style-name="P26">Остановился на </text:p>
      <text:p text:style-name="P26"><text:a xlink:type="simple" xlink:href="https://laravel.com/docs/8.x/authentication" text:style-name="Internet_20_link" text:visited-style-name="Visited_20_Internet_20_Link">https://laravel.com/docs/8.x/authentication</text:a></text:p>
      <text:p text:style-name="P26"/>
      <text:p text:style-name="P1"/>
      <text:p text:style-name="P1"/>
      <text:p text:style-name="P25"><text:soft-page-break/>5/11 — тут есть. Теперь нужно разбить их на статьи все перевести и выучить. </text:p>
      <text:p text:style-name="P25">Дальше на основании этих знаний — сделать бекенд для 5 различных проектов в интернете (например, выбрать интернет магазин, блог, новостной сайт, и так далее).</text:p>
      <text:p text:style-name="P25">Далее Продолжить остальное читать, переводить разбивать на статьи. </text:p>
      <text:p text:style-name="P25">После того как будет все переведо <text:s/>- выучить и сделать еще 5 таких проектов. </text:p>
      <text:p text:style-name="P25">Заключительный проект будет сайт веб-студии M.A.S — он же будет 11 проектом.</text:p>
      <text:p text:style-name="P25"/>
      <text:p text:style-name="P25">Далее мы переходим к блоку React.</text:p>
      <text:p text:style-name="P25">Заключительный проект — приложение для изучения английского. Когда оно будет написано можно приступать к такому пункту в жизни — как ielt на 10.</text:p>
      <text:p text:style-name="P25"/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64">Врач</text:p>
      <text:p text:style-name="Text_20_body">Штаны</text:p>
      <text:p text:style-name="Text_20_body">Футболка</text:p>
      <text:p text:style-name="Text_20_body">Кофта</text:p>
      <text:p text:style-name="Text_20_body">Портфель</text:p>
      <text:p text:style-name="Text_20_body">подстричься</text:p>
      <text:p text:style-name="Text_20_body">физкульт 3 раза в неделю.</text:p>
      <text:p text:style-name="Text_20_body">1000 отжиманий, приседаний,, преса и подтягиваний в день. Надо кардио придумать или что-то такое. И вообще пора возвразаться в спорт.</text:p>
      <text:p text:style-name="Text_20_body">нужно есть каждые 3-4 часа.</text:p>
      <text:p text:style-name="Text_20_body">кстати на реакте нужно продолжить рапзрабатывать мое приложение. Где будут карточки, например калькулятор, запити, таймер, расходы, программа тренировок.</text:p>
      <text:p text:style-name="Text_20_body"/>
      <text:p text:style-name="Text_20_body">Ларавель.</text:p>
      <text:p text:style-name="Text_20_body">Нужно дописать перевод документации</text:p>
      <text:p text:style-name="Text_20_body">подучить</text:p>
      <text:p text:style-name="Text_20_body">брать верстку интернет магазинов и делать для них backend часть.</text:p>
      <text:p text:style-name="Text_20_body">Дальше учу все по фронту - js и так далее. Пишу все на статьи.</text:p>
      <text:p text:style-name="Text_20_body">После того как во всем разберусь и разобью на статьи  можно поизучать js библеоткеи и всякие фичи. После того как смогу делать любой сайт, любой сложности. И буду уметь работать с базами данных. (Вообщем когда все уже изучу на хорошем уровне).</text:p>
      <text:p text:style-name="Text_20_body">Можно будет переходить к изучению английского и линукса. Буду это парлелить. Затем пробую сьебать в канаду.</text:p>
      <text:p text:style-name="Text_20_body">Компьютерные сети. </text:p>
      <text:p text:style-name="Text_20_body"/>
      <text:p text:style-name="Text_20_body">До 10 ноября. Осталось. 9 дней. (9 дней выполняем план, на 10 день отдых)</text:p>
      <text:p text:style-name="Text_20_body">Отжимания: 120</text:p>
      <text:p text:style-name="Text_20_body">Подтягивания: 25</text:p>
      <text:p text:style-name="Text_20_body">Пресс: 30</text:p>
      <text:p text:style-name="Text_20_body">Примеданий: 0</text:p>
      <text:p text:style-name="Text_20_body"/>
      <text:p text:style-name="Text_20_body"><text:soft-page-break/>Блядь, я опять пришел к тому, что хочу знать очень много - но не так много времени. Мне нужно составить четкий план и его придерживаться и это оформить в виде сайта. На котором будут чекпоинты и так далее. </text:p>
      <text:p text:style-name="Text_20_body">Кстати, этот сайт я хотел создать, где люди могут создавать свои цели, достигать их и делиться с другими.</text:p>
      <text:p text:style-name="Text_20_body"/>
      <text:p text:style-name="Text_20_body">Ну на самом деле:</text:p>
      <text:p text:style-name="Text_20_body">1) laravel, js, .....</text:p>
      <text:p text:style-name="Text_20_body">2) Англ яз</text:p>
      <text:p text:style-name="Text_20_body">3) Компьютерные сети</text:p>
      <text:p text:style-name="Text_20_body">4) Linux </text:p>
      <text:p text:style-name="Text_20_body">5) Хакинг</text:p>
      <text:p text:style-name="Text_20_body">6) реальная жизнь </text:p>
      <text:p text:style-name="Text_20_body">7) спорт</text:p>
      <text:p text:style-name="Text_20_body">8) история</text:p>
      <text:p text:style-name="Text_20_body"/>
      <text:p text:style-name="Text_20_body"/>
      <text:p text:style-name="Text_20_body">Так как мне нужно будет изучать английский - я хочу сделать сайт для его эффективного изучения. Как он будет выглядеть не знаю. Но наверное он будет разделет на writting, reading, listening и speaking. </text:p>
      <text:p text:style-name="Text_20_body">Нужно что-нибудь придумать).</text:p>
      <text:p text:style-name="Text_20_body"/>
      <text:p text:style-name="Text_20_body">Мне нужно составить четкий план и прилерживаться его - иначе я сойду с ума.</text:p>
      <text:p text:style-name="Text_20_body">Например: </text:p>
      <text:p text:style-name="Text_20_body">Работа: Laravel -&gt; all fronted -&gt; all backend -&gt; librarys -&gt; linux -&gt; network -&gt; hack</text:p>
      <text:p text:style-name="Text_20_body">Жизнь: sport -&gt; lang -&gt; history -&gt; films and books -&gt; girl -&gt; sex</text:p>
      <text:p text:style-name="Text_20_body">Проекты: web studio -&gt; online shop -&gt; online servi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На данный момент я сконцентрирован на изучение Laravel (0 / 1000).</text:p>
      <text:p text:style-name="P17">Нужно на сайте сделать отдельный пункт такой <text:span text:style-name="T60">где время и цели указываются. </text:span>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Мое: нужно все слова вынести и создать стать по англу)</text:p>
      <text:p text:style-name="P11">Там есть еще другие страницы на сайте — нужно их прочитать. </text:p>
      <text:p text:style-name="P11"><text:soft-page-break/>Также должны быть ссылка например на инстаграм или фейстбук где что-то пинут или блог новостей.</text:p>
      <text:p text:style-name="P12">url/uri — отличие</text:p>
      <text:p text:style-name="P15">Чтобы хорошо понимать laravel нужно изучить технологии которые с ним используется. А также не плоох исходники посмотреть).</text:p>
      <text:p text:style-name="P13"/>
      <text:p text:style-name="P13">1) Laravel</text:p>
      <text:p text:style-name="P13">2) Webpack</text:p>
      <text:p text:style-name="P13">3) 10 сайтов работающих.</text:p>
      <text:p text:style-name="P13">4) Сайт портфолио + сайт знаний</text:p>
      <text:p text:style-name="P14">5) Деньги</text:p>
      <text:p text:style-name="P14">6) Компьютерные сети</text:p>
      <text:p text:style-name="P14">…...</text:p>
      <text:p text:style-name="P13">….) Js, html, sass.</text:p>
      <text:p text:style-name="P13">И так далее…… </text:p>
      <text:p text:style-name="P13"/>
      <text:p text:style-name="P1"/>
      <text:p text:style-name="P16">Я думаю вот что нужно изучить:</text:p>
      <text:p text:style-name="P16">laravel + front + необходимы знания → создавать сайты и <text:s/>получать бабки</text:p>
      <text:p text:style-name="P16">Дополнительно: vim + git + другое всякое + php + bd + regExpres</text:p>
      <text:p text:style-name="P16">Далее компьютерные сети + взлом + анонимность + железо + linux</text:p>
      <text:p text:style-name="P16"/>
      <text:p text:style-name="P16"/>
      <text:p text:style-name="P19">Надо все слова перевести и записать конструкции и так далее. Это будет первым в моем сайте по изучению английского языкав.</text:p>
      <text:p text:style-name="P16"/>
      <text:p text:style-name="P20">Кстати предется читать предыдущие доки. Например в доке 8. Нет ничего про фасады а в доке 5.4 есть.</text:p>
      <text:p text:style-name="P20">)))</text:p>
      <text:p text:style-name="P21">Кстати еще чтобы реально понять laravel нужно учить php и читать исходный код). </text:p>
      <text:p text:style-name="P21">Так что как-то так.</text:p>
      <text:p text:style-name="P21"/>
      <text:p text:style-name="P22">Проект: совместные покукпи, фриланс биржа, авито, интернет магазин, сайт новостей. </text:p>
      <text:p text:style-name="P20"/>
      <text:p text:style-name="P23">Кстати, нужно писать статьи на все темы что охватыет ларавель)) да-да.</text:p>
      <text:p text:style-name="P20"><text:soft-page-break/></text:p>
      <text:p text:style-name="P16"/>
      <text:p text:style-name="P16"/>
      <text:p text:style-name="P16"/>
      <text:p text:style-name="P105"><text:span text:style-name="T13">С заголовка </text:span><text:bookmark text:name="laravel-8"/><text:a xlink:type="simple" xlink:href="https://laravel.com/docs/8.x/releases#laravel-8" text:style-name="Internet_20_link" text:visited-style-name="Visited_20_Internet_20_Link">Laravel 8</text:a> <text:span text:style-name="T84">и до низу — я не читал. Это обновления в Larevel 8. Можно их будет потом кратко пролистать. Я думаю они в доках раскрыты.</text:span></text:p>
      <text:p text:style-name="P30"><text:a xlink:type="simple" xlink:href="https://laravel.com/docs/8.x/releases#laravel-8" text:style-name="Internet_20_link" text:visited-style-name="Visited_20_Internet_20_Link">https://laravel.com/docs/8.x/releases#laravel-8</text:a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20:08:26.135718451</meta:creation-date>
    <meta:generator>LibreOffice/6.4.6.2$Linux_X86_64 LibreOffice_project/40$Build-2</meta:generator>
    <dc:date>2020-11-02T13:44:24.791399116</dc:date>
    <meta:editing-duration>PT18H47M15S</meta:editing-duration>
    <meta:editing-cycles>669</meta:editing-cycles>
    <meta:document-statistic meta:table-count="0" meta:image-count="0" meta:object-count="0" meta:page-count="22" meta:paragraph-count="203" meta:word-count="1960" meta:character-count="13688" meta:non-whitespace-character-count="11744"/>
  </office:meta>
</office:document-meta>
</file>